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" svg:font-family="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30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d24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16d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1a9d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9bc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31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42f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909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3b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70d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727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3182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3b1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3857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3fa6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4b2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5572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5ba0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5de6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37b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4bfb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5331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4fdf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7c95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544b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6189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5fac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801e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6731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87d5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8a26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dfb6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e56c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dedc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6a0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6e97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7550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6f61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767c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780b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7987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1571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f197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eb95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1194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0a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3eb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62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776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869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1d39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2b51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318c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3387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2f1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7065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b1a5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27f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1d4c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217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865a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8a54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8b7a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b8b9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8e40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b19c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b224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898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3a1c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d55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5e2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5dd7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5ee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0a6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3e8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94f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797e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9bb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1e3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6ea6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6e8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6a4d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e49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f4d2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0ee7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1334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7fa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ccf4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cdf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d2c3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d7e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c010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c1f4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4db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e28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eb0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d374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d7f0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eeeb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5e2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dc0c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587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e79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79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d8a2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7c7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bed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124a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0073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029d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07fa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0574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0afe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0e9e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33ab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145a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2865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2a03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3385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30a1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353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26f0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3c7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409b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3fda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484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2826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1779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1c66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5682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cb35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c34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5e19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64e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571c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4b99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668f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6b0b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d0d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d308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88ea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7b1e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8ab4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8741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0951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8eb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9a49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7610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a7a6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9616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9f64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b247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aab7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ab6a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b420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dcc2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eaff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b737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f0bf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f44d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f5cc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f9d5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0dd6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0e87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106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1104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242e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14c4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168b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17e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1660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232d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19d3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288b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1d7d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1bc6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713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71b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32ef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345d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374a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4880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41b7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4286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64e8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790a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530b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4ea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4d8c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5600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536c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54d9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4dd4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49d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6da3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a821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ab13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b6e6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b8cd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ba8f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bbb5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d4d9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d8eb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dceb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defc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e0cb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e281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e810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f0c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f17b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f200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f360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f5a1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a1194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a2090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a2278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a37cc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a3f4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a5da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a5e8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a647e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a650f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a79e4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a7b41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a7fce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a8922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a8f85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a91c4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aa8a4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aa9a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aaa6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76ace90" officeooo:paragraph-rsid="476ace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7e49934" officeooo:paragraph-rsid="47e49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77ca1d6" officeooo:paragraph-rsid="47a5e9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77ca1d6" officeooo:paragraph-rsid="477ca1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77ca1d6" officeooo:paragraph-rsid="478bc9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77ca1d6" officeooo:paragraph-rsid="4782b6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d213bd" officeooo:paragraph-rsid="46d213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d213bd" officeooo:paragraph-rsid="46ec78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70afefd" officeooo:paragraph-rsid="470e9e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fdd2e9" officeooo:paragraph-rsid="48fdd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8fdd2e9" officeooo:paragraph-rsid="4901ab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96f7bbc" officeooo:paragraph-rsid="49713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96f7bbc" officeooo:paragraph-rsid="49bbb5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96f7bbc" officeooo:paragraph-rsid="49bbf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96f7bbc" officeooo:paragraph-rsid="49c201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96f7bbc" officeooo:paragraph-rsid="49c3e8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96f7bbc" officeooo:paragraph-rsid="4a5e8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9765375" officeooo:paragraph-rsid="497653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9765375" officeooo:paragraph-rsid="4976a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9765375" officeooo:paragraph-rsid="49822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a330b3c" officeooo:paragraph-rsid="4a330b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a330b3c" officeooo:paragraph-rsid="4a36a2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a330b3c" officeooo:paragraph-rsid="4a39dd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a34f441" officeooo:paragraph-rsid="4a34f4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a9d2b5b" officeooo:paragraph-rsid="4a9da0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94fdd29" officeooo:paragraph-rsid="4976a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font-name="Liberation Serif1" fo:font-size="17pt" style:text-underline-style="none" fo:font-weight="bold" officeooo:rsid="362b5268" officeooo:paragraph-rsid="45691b60" style:font-name-asian="標楷體1" style:font-size-asian="17pt" style:language-asian="zh" style:country-asian="TW" style:font-weight-asian="bold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1" fo:font-size="17pt" style:text-underline-style="none" fo:font-weight="bold" officeooo:rsid="362b5268" officeooo:paragraph-rsid="4568f0fa" style:font-name-asian="標楷體1" style:font-size-asian="17pt" style:language-asian="zh" style:country-asian="TW" style:font-weight-asian="bold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1" fo:font-size="17pt" style:text-underline-style="none" fo:font-weight="bold" officeooo:rsid="362b5268" officeooo:paragraph-rsid="4516def4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1" fo:font-size="17pt" style:text-underline-style="none" fo:font-weight="bold" officeooo:rsid="362b5268" officeooo:paragraph-rsid="452e39d3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1c1c1c" style:font-name="Liberation Serif1" fo:font-size="17pt" style:text-underline-style="none" fo:font-weight="bold" officeooo:rsid="362b5268" officeooo:paragraph-rsid="45179a47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9a56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9594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0947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b737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2c35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83ae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a1ed7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aabdb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1b93b9" officeooo:paragraph-rsid="46a0bb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7987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08b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0a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755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034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8411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e49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1e3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bed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7484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bfd3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d277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888ea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a5b6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a5be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3b1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position="super 58%" style:font-name="標楷體1" officeooo:rsid="45242fae"/>
    </style:style>
    <style:style style:name="T2" style:family="text">
      <style:text-properties style:text-position="super 58%" style:font-name="標楷體1" officeooo:rsid="46706591"/>
    </style:style>
    <style:style style:name="T3" style:family="text">
      <style:text-properties style:text-position="super 58%" style:font-name="標楷體1" officeooo:rsid="47e1ee0b" style:font-name-asian="標楷體1"/>
    </style:style>
    <style:style style:name="T4" style:family="text">
      <style:text-properties style:text-position="super 58%" style:font-name="標楷體1" officeooo:rsid="491063b8" style:font-name-asian="標楷體1"/>
    </style:style>
    <style:style style:name="T5" style:family="text">
      <style:text-properties style:text-position="super 58%" style:font-name="標楷體1" officeooo:rsid="4960e654" style:font-name-asian="標楷體1"/>
    </style:style>
    <style:style style:name="T6" style:family="text">
      <style:text-properties style:text-position="super 58%" style:font-name="標楷體1" officeooo:rsid="4960e654"/>
    </style:style>
    <style:style style:name="T7" style:family="text">
      <style:text-properties style:text-position="super 58%" style:font-name="標楷體1" officeooo:rsid="496da3e5"/>
    </style:style>
    <style:style style:name="T8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9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Arial1" fo:font-style="normal" fo:text-shadow="none" officeooo:rsid="45184302" style:font-name-asian="Arial1" style:font-style-asian="normal" style:font-name-complex="標楷體" style:text-emphasize="none"/>
    </style:style>
    <style:style style:name="T12" style:family="text">
      <style:text-properties officeooo:rsid="45184302"/>
    </style:style>
    <style:style style:name="T13" style:family="text">
      <style:text-properties officeooo:rsid="451a9d73"/>
    </style:style>
    <style:style style:name="T14" style:family="text">
      <style:text-properties officeooo:rsid="36f0a7c4"/>
    </style:style>
    <style:style style:name="T15" style:family="text">
      <style:text-properties style:font-name="標楷體1"/>
    </style:style>
    <style:style style:name="T16" style:family="text">
      <style:text-properties style:font-name="標楷體1" officeooo:rsid="45242fae"/>
    </style:style>
    <style:style style:name="T17" style:family="text">
      <style:text-properties style:font-name="標楷體1" style:font-name-asian="標楷體1"/>
    </style:style>
    <style:style style:name="T18" style:family="text">
      <style:text-properties style:font-name="標楷體1" officeooo:rsid="45270db9" style:font-name-asian="標楷體1"/>
    </style:style>
    <style:style style:name="T19" style:family="text">
      <style:text-properties style:font-name="標楷體1" officeooo:rsid="456a0b29" style:font-name-asian="標楷體1"/>
    </style:style>
    <style:style style:name="T20" style:family="text">
      <style:text-properties style:font-name="標楷體1" officeooo:rsid="456beca9" style:font-name-asian="標楷體1"/>
    </style:style>
    <style:style style:name="T21" style:family="text">
      <style:text-properties style:font-name="標楷體1" officeooo:rsid="4571296f" style:font-name-asian="標楷體1"/>
    </style:style>
    <style:style style:name="T22" style:family="text">
      <style:text-properties style:font-name="標楷體1" officeooo:rsid="4661a6f9" style:font-name-asian="標楷體1"/>
    </style:style>
    <style:style style:name="T23" style:family="text">
      <style:text-properties style:font-name="標楷體1" officeooo:rsid="46aaaba8" style:font-name-asian="標楷體1"/>
    </style:style>
    <style:style style:name="T24" style:family="text">
      <style:text-properties style:font-name="標楷體1" officeooo:rsid="46aeacfc" style:font-name-asian="標楷體1"/>
    </style:style>
    <style:style style:name="T25" style:family="text">
      <style:text-properties style:font-name="標楷體1" officeooo:rsid="46b99e70" style:font-name-asian="標楷體1"/>
    </style:style>
    <style:style style:name="T26" style:family="text">
      <style:text-properties style:font-name="標楷體1" officeooo:rsid="46c1f4b7" style:font-name-asian="標楷體1"/>
    </style:style>
    <style:style style:name="T27" style:family="text">
      <style:text-properties style:font-name="標楷體1" officeooo:rsid="46ccf407" style:font-name-asian="標楷體1"/>
    </style:style>
    <style:style style:name="T28" style:family="text">
      <style:text-properties style:font-name="標楷體1" officeooo:rsid="46cef991" style:font-name-asian="標楷體1"/>
    </style:style>
    <style:style style:name="T29" style:family="text">
      <style:text-properties style:font-name="標楷體1" officeooo:rsid="46d8a26a" style:font-name-asian="標楷體1"/>
    </style:style>
    <style:style style:name="T30" style:family="text">
      <style:text-properties style:font-name="標楷體1" officeooo:rsid="46e19a12" style:font-name-asian="標楷體1"/>
    </style:style>
    <style:style style:name="T31" style:family="text">
      <style:text-properties style:font-name="標楷體1" officeooo:rsid="46e4fdb5" style:font-name-asian="標楷體1"/>
    </style:style>
    <style:style style:name="T32" style:family="text">
      <style:text-properties style:font-name="標楷體1" officeooo:rsid="46e51e1b" style:font-name-asian="標楷體1"/>
    </style:style>
    <style:style style:name="T33" style:family="text">
      <style:text-properties style:font-name="標楷體1" officeooo:rsid="46eeeb9d" style:font-name-asian="標楷體1"/>
    </style:style>
    <style:style style:name="T34" style:family="text">
      <style:text-properties style:font-name="標楷體1" officeooo:rsid="46effd8b" style:font-name-asian="標楷體1"/>
    </style:style>
    <style:style style:name="T35" style:family="text">
      <style:text-properties style:font-name="標楷體1" officeooo:rsid="470e9e3a" style:font-name-asian="標楷體1"/>
    </style:style>
    <style:style style:name="T36" style:family="text">
      <style:text-properties style:font-name="標楷體1" officeooo:rsid="4712b5f1" style:font-name-asian="標楷體1"/>
    </style:style>
    <style:style style:name="T37" style:family="text">
      <style:text-properties style:font-name="標楷體1" officeooo:rsid="4713eab6" style:font-name-asian="標楷體1"/>
    </style:style>
    <style:style style:name="T38" style:family="text">
      <style:text-properties style:font-name="標楷體1" officeooo:rsid="47145a40" style:font-name-asian="標楷體1"/>
    </style:style>
    <style:style style:name="T39" style:family="text">
      <style:text-properties style:font-name="標楷體1" officeooo:rsid="4726f026" style:font-name-asian="標楷體1"/>
    </style:style>
    <style:style style:name="T40" style:family="text">
      <style:text-properties style:font-name="標楷體1" officeooo:rsid="472a03c2" style:font-name-asian="標楷體1"/>
    </style:style>
    <style:style style:name="T41" style:family="text">
      <style:text-properties style:font-name="標楷體1" officeooo:rsid="473fda92" style:font-name-asian="標楷體1"/>
    </style:style>
    <style:style style:name="T42" style:family="text">
      <style:text-properties style:font-name="標楷體1" officeooo:rsid="47409b80" style:font-name-asian="標楷體1"/>
    </style:style>
    <style:style style:name="T43" style:family="text">
      <style:text-properties style:font-name="標楷體1" officeooo:rsid="47c4b0c0" style:font-name-asian="標楷體1"/>
    </style:style>
    <style:style style:name="T44" style:family="text">
      <style:text-properties style:font-name="標楷體1" officeooo:rsid="47c84941" style:font-name-asian="標楷體1"/>
    </style:style>
    <style:style style:name="T45" style:family="text">
      <style:text-properties style:font-name="標楷體1" officeooo:rsid="47dd8a6d" style:font-name-asian="標楷體1"/>
    </style:style>
    <style:style style:name="T46" style:family="text">
      <style:text-properties style:font-name="標楷體1" officeooo:rsid="47df84fb" style:font-name-asian="標楷體1"/>
    </style:style>
    <style:style style:name="T47" style:family="text">
      <style:text-properties style:font-name="標楷體1" officeooo:rsid="47e1ee0b" style:font-name-asian="標楷體1"/>
    </style:style>
    <style:style style:name="T48" style:family="text">
      <style:text-properties style:font-name="標楷體1" officeooo:rsid="47e2f8bf" style:font-name-asian="標楷體1"/>
    </style:style>
    <style:style style:name="T49" style:family="text">
      <style:text-properties style:font-name="標楷體1" officeooo:rsid="47ee4ba4" style:font-name-asian="標楷體1"/>
    </style:style>
    <style:style style:name="T50" style:family="text">
      <style:text-properties style:font-name="標楷體1" officeooo:rsid="47eed5c2" style:font-name-asian="標楷體1"/>
    </style:style>
    <style:style style:name="T51" style:family="text">
      <style:text-properties style:font-name="標楷體1" officeooo:rsid="4839fbad" style:font-name-asian="標楷體1"/>
    </style:style>
    <style:style style:name="T52" style:family="text">
      <style:text-properties style:font-name="標楷體1" officeooo:rsid="48449713" style:font-name-asian="標楷體1"/>
    </style:style>
    <style:style style:name="T53" style:family="text">
      <style:text-properties style:font-name="標楷體1" officeooo:rsid="48c34cd8" style:font-name-asian="標楷體1"/>
    </style:style>
    <style:style style:name="T54" style:family="text">
      <style:text-properties style:font-name="標楷體1" officeooo:rsid="48f9d567" style:font-name-asian="標楷體1"/>
    </style:style>
    <style:style style:name="T55" style:family="text">
      <style:text-properties style:font-name="標楷體1" officeooo:rsid="362b5268" style:font-name-asian="標楷體1"/>
    </style:style>
    <style:style style:name="T56" style:family="text">
      <style:text-properties style:font-name="標楷體1" officeooo:rsid="49058388" style:font-name-asian="標楷體1"/>
    </style:style>
    <style:style style:name="T57" style:family="text">
      <style:text-properties style:font-name="標楷體1" officeooo:rsid="491063b8" style:font-name-asian="標楷體1"/>
    </style:style>
    <style:style style:name="T58" style:family="text">
      <style:text-properties style:font-name="標楷體1" officeooo:rsid="494fdd29" style:font-name-asian="標楷體1"/>
    </style:style>
    <style:style style:name="T59" style:family="text">
      <style:text-properties style:font-name="標楷體1" officeooo:rsid="4951d530" style:font-name-asian="標楷體1"/>
    </style:style>
    <style:style style:name="T60" style:family="text">
      <style:text-properties style:font-name="標楷體1" officeooo:rsid="49522b22" style:font-name-asian="標楷體1"/>
    </style:style>
    <style:style style:name="T61" style:family="text">
      <style:text-properties style:font-name="標楷體1" officeooo:rsid="49530bac" style:font-name-asian="標楷體1"/>
    </style:style>
    <style:style style:name="T62" style:family="text">
      <style:text-properties style:font-name="標楷體1" officeooo:rsid="497cbcf2" style:font-name-asian="標楷體1"/>
    </style:style>
    <style:style style:name="T63" style:family="text">
      <style:text-properties style:font-name="標楷體1" officeooo:rsid="497f31b4" style:font-name-asian="標楷體1"/>
    </style:style>
    <style:style style:name="T64" style:family="text">
      <style:text-properties style:font-name="標楷體1" officeooo:rsid="2e2d83da"/>
    </style:style>
    <style:style style:name="T65" style:family="text">
      <style:text-properties style:font-name="標楷體1" officeooo:rsid="2cd378be"/>
    </style:style>
    <style:style style:name="T66" style:family="text">
      <style:text-properties style:font-name="標楷體1" officeooo:rsid="431308b3"/>
    </style:style>
    <style:style style:name="T67" style:family="text">
      <style:text-properties style:font-name="標楷體1" officeooo:rsid="4690aa39"/>
    </style:style>
    <style:style style:name="T68" style:family="text">
      <style:text-properties style:font-name="標楷體1" officeooo:rsid="43474ae5"/>
    </style:style>
    <style:style style:name="T69" style:family="text">
      <style:text-properties style:font-name="標楷體1" officeooo:rsid="46c0109c"/>
    </style:style>
    <style:style style:name="T70" style:family="text">
      <style:text-properties style:font-name="標楷體1" officeooo:rsid="46b99e70"/>
    </style:style>
    <style:style style:name="T71" style:family="text">
      <style:text-properties style:font-name="標楷體1" style:font-name-asian="Liberation Serif" style:font-name-complex="Liberation Serif"/>
    </style:style>
    <style:style style:name="T72" style:family="text">
      <style:text-properties style:font-name="標楷體1" officeooo:rsid="476e8f90" style:font-name-asian="Liberation Serif" style:font-name-complex="Liberation Serif"/>
    </style:style>
    <style:style style:name="T73" style:family="text">
      <style:text-properties style:font-name="標楷體1" officeooo:rsid="470afefd"/>
    </style:style>
    <style:style style:name="T74" style:family="text">
      <style:text-properties style:font-name="標楷體1" officeooo:rsid="470c7ca7"/>
    </style:style>
    <style:style style:name="T75" style:family="text">
      <style:text-properties style:font-name="標楷體1" officeooo:rsid="476a4db7"/>
    </style:style>
    <style:style style:name="T76" style:family="text">
      <style:text-properties style:font-name="標楷體1" officeooo:rsid="476ace90"/>
    </style:style>
    <style:style style:name="T77" style:family="text">
      <style:text-properties style:font-name="標楷體1" officeooo:rsid="46706591"/>
    </style:style>
    <style:style style:name="T78" style:family="text">
      <style:text-properties style:font-name="標楷體1" officeooo:rsid="476e8f90"/>
    </style:style>
    <style:style style:name="T79" style:family="text">
      <style:text-properties style:font-name="標楷體1" officeooo:rsid="47baf11f"/>
    </style:style>
    <style:style style:name="T80" style:family="text">
      <style:text-properties style:font-name="標楷體1" officeooo:rsid="48f9d567" style:font-name-asian="Arial1"/>
    </style:style>
    <style:style style:name="T81" style:family="text">
      <style:text-properties style:font-name="標楷體1" officeooo:rsid="494fdd29"/>
    </style:style>
    <style:style style:name="T82" style:family="text">
      <style:text-properties style:font-name="標楷體1" officeooo:rsid="49522b22"/>
    </style:style>
    <style:style style:name="T83" style:family="text">
      <style:text-properties officeooo:rsid="45270db9"/>
    </style:style>
    <style:style style:name="T84" style:family="text">
      <style:text-properties style:font-name="Arial1" officeooo:rsid="45184302" style:font-name-asian="Arial1"/>
    </style:style>
    <style:style style:name="T85" style:family="text">
      <style:text-properties style:font-name="Arial1" officeooo:rsid="451a9d73" style:font-name-asian="Arial1"/>
    </style:style>
    <style:style style:name="T86" style:family="text">
      <style:text-properties officeooo:rsid="45544b8d"/>
    </style:style>
    <style:style style:name="T87" style:family="text">
      <style:text-properties officeooo:rsid="456a0b29"/>
    </style:style>
    <style:style style:name="T88" style:family="text">
      <style:text-properties officeooo:rsid="45eb9521"/>
    </style:style>
    <style:style style:name="T89" style:family="text">
      <style:text-properties style:font-name-asian="Arial1"/>
    </style:style>
    <style:style style:name="T90" style:family="text">
      <style:text-properties officeooo:rsid="45eb9521" style:font-name-asian="Arial1"/>
    </style:style>
    <style:style style:name="T91" style:family="text">
      <style:text-properties officeooo:rsid="461d39ec" style:font-name-asian="Arial1"/>
    </style:style>
    <style:style style:name="T92" style:family="text">
      <style:text-properties officeooo:rsid="46a47b1e" style:font-name-asian="Arial1"/>
    </style:style>
    <style:style style:name="T93" style:family="text">
      <style:text-properties officeooo:rsid="46f5877b" style:font-name-asian="Arial1"/>
    </style:style>
    <style:style style:name="T94" style:family="text">
      <style:text-properties officeooo:rsid="48c34cd8" style:font-name-asian="Arial1"/>
    </style:style>
    <style:style style:name="T95" style:family="text">
      <style:text-properties officeooo:rsid="49032c72" style:font-name-asian="Arial1"/>
    </style:style>
    <style:style style:name="T96" style:family="text">
      <style:text-properties officeooo:rsid="461d39ec"/>
    </style:style>
    <style:style style:name="T97" style:family="text">
      <style:text-properties officeooo:rsid="464ec22e"/>
    </style:style>
    <style:style style:name="T98" style:family="text">
      <style:text-properties officeooo:rsid="4658a454"/>
    </style:style>
    <style:style style:name="T99" style:family="text">
      <style:text-properties officeooo:rsid="4661a6f9"/>
    </style:style>
    <style:style style:name="T100" style:family="text">
      <style:text-properties fo:color="#333333"/>
    </style:style>
    <style:style style:name="T101" style:family="text">
      <style:text-properties fo:color="#333333" officeooo:rsid="461d39ec"/>
    </style:style>
    <style:style style:name="T102" style:family="text">
      <style:text-properties fo:color="#333333" officeooo:rsid="461d39ec" style:font-name-asian="Arial1"/>
    </style:style>
    <style:style style:name="T103" style:family="text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04" style:family="text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96f7b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05" style:family="text">
      <style:text-properties fo:color="#333333" officeooo:rsid="496f7bbc"/>
    </style:style>
    <style:style style:name="T106" style:family="text">
      <style:text-properties officeooo:rsid="43474ae5"/>
    </style:style>
    <style:style style:name="T107" style:family="text">
      <style:text-properties style:text-underline-style="solid" style:text-underline-width="auto" style:text-underline-color="font-color"/>
    </style:style>
    <style:style style:name="T108" style:family="text">
      <style:text-properties style:text-underline-style="solid" style:text-underline-width="auto" style:text-underline-color="font-color" officeooo:rsid="362b5268"/>
    </style:style>
    <style:style style:name="T109" style:family="text">
      <style:text-properties style:text-underline-style="solid" style:text-underline-width="auto" style:text-underline-color="font-color" officeooo:rsid="4700735c"/>
    </style:style>
    <style:style style:name="T110" style:family="text">
      <style:text-properties style:text-underline-style="solid" style:text-underline-width="auto" style:text-underline-color="font-color" officeooo:rsid="4385b2e9"/>
    </style:style>
    <style:style style:name="T111" style:family="text">
      <style:text-properties style:text-underline-style="solid" style:text-underline-width="auto" style:text-underline-color="font-color" officeooo:rsid="492c35a2"/>
    </style:style>
    <style:style style:name="T112" style:family="text">
      <style:text-properties officeooo:rsid="4c43b58b"/>
    </style:style>
    <style:style style:name="T113" style:family="text">
      <style:text-properties officeooo:rsid="362b5268"/>
    </style:style>
    <style:style style:name="T114" style:family="text">
      <style:text-properties officeooo:rsid="46a47b1e"/>
    </style:style>
    <style:style style:name="T115" style:family="text">
      <style:text-properties officeooo:rsid="46aaaba8"/>
    </style:style>
    <style:style style:name="T116" style:family="text">
      <style:text-properties officeooo:rsid="46aeacfc"/>
    </style:style>
    <style:style style:name="T117" style:family="text">
      <style:text-properties style:font-name="標楷體"/>
    </style:style>
    <style:style style:name="T118" style:family="text">
      <style:text-properties style:font-name="標楷體" officeooo:rsid="46b99e70"/>
    </style:style>
    <style:style style:name="T119" style:family="text">
      <style:text-properties style:font-name="標楷體" officeooo:rsid="46c0109c"/>
    </style:style>
    <style:style style:name="T120" style:family="text">
      <style:text-properties style:font-name="標楷體" officeooo:rsid="46cdf440"/>
    </style:style>
    <style:style style:name="T121" style:family="text">
      <style:text-properties style:font-name="標楷體" officeooo:rsid="46d42b52"/>
    </style:style>
    <style:style style:name="T122" style:family="text">
      <style:text-properties style:font-name="標楷體" officeooo:rsid="46e285b7"/>
    </style:style>
    <style:style style:name="T123" style:family="text">
      <style:text-properties style:font-name="標楷體" officeooo:rsid="46e48fc0"/>
    </style:style>
    <style:style style:name="T124" style:family="text">
      <style:text-properties style:font-name="標楷體" officeooo:rsid="46eb05ed"/>
    </style:style>
    <style:style style:name="T125" style:family="text">
      <style:text-properties style:font-name="標楷體" officeooo:rsid="46ec7853"/>
    </style:style>
    <style:style style:name="T126" style:family="text">
      <style:text-properties style:font-name="標楷體" officeooo:rsid="46ee3334"/>
    </style:style>
    <style:style style:name="T127" style:family="text">
      <style:text-properties officeooo:rsid="46c095cf"/>
    </style:style>
    <style:style style:name="T128" style:family="text">
      <style:text-properties officeooo:rsid="46c1f4b7"/>
    </style:style>
    <style:style style:name="T129" style:family="text">
      <style:text-properties style:font-name="Liberation Serif" officeooo:rsid="46cdf440" style:font-name-asian="Liberation Serif" style:font-name-complex="Liberation Serif"/>
    </style:style>
    <style:style style:name="T130" style:family="text">
      <style:text-properties officeooo:rsid="4700735c"/>
    </style:style>
    <style:style style:name="T131" style:family="text">
      <style:text-properties officeooo:rsid="470afefd"/>
    </style:style>
    <style:style style:name="T132" style:family="text">
      <style:text-properties officeooo:rsid="4713eab6"/>
    </style:style>
    <style:style style:name="T133" style:family="text">
      <style:text-properties officeooo:rsid="47baf11f"/>
    </style:style>
    <style:style style:name="T134" style:family="text">
      <style:text-properties officeooo:rsid="47baf11f" style:font-name-asian="標楷體1"/>
    </style:style>
    <style:style style:name="T135" style:family="text">
      <style:text-properties officeooo:rsid="47dd8a6d"/>
    </style:style>
    <style:style style:name="T136" style:family="text">
      <style:text-properties officeooo:rsid="47df84fb"/>
    </style:style>
    <style:style style:name="T137" style:family="text">
      <style:text-properties officeooo:rsid="47ee4ba4"/>
    </style:style>
    <style:style style:name="T138" style:family="text">
      <style:text-properties officeooo:rsid="48c34cd8"/>
    </style:style>
    <style:style style:name="T139" style:family="text">
      <style:text-properties officeooo:rsid="48fdd2e9"/>
    </style:style>
    <style:style style:name="T140" style:family="text">
      <style:text-properties officeooo:rsid="49032c72"/>
    </style:style>
    <style:style style:name="T141" style:family="text">
      <style:text-properties officeooo:rsid="492c35a2"/>
    </style:style>
    <style:style style:name="T142" style:family="text">
      <style:text-properties officeooo:rsid="376c64b1"/>
    </style:style>
    <style:style style:name="T143" style:family="text">
      <style:text-properties officeooo:rsid="494fdd29"/>
    </style:style>
    <style:style style:name="T144" style:family="text">
      <style:text-properties officeooo:rsid="2b6f314a"/>
    </style:style>
    <style:style style:name="T145" style:family="text">
      <style:text-properties style:font-name="標楷體1"/>
    </style:style>
    <style:style style:name="T146" style:family="text">
      <style:text-properties style:font-name="標楷體1" style:font-name-asian="標楷體1"/>
    </style:style>
    <style:style style:name="T147" style:family="text">
      <style:text-properties style:font-name="標楷體1" officeooo:rsid="49a35660" style:font-name-asian="標楷體1"/>
    </style:style>
    <style:style style:name="T148" style:family="text">
      <style:text-properties style:font-name="標楷體1" officeooo:rsid="4a34f441" style:font-name-asian="標楷體1"/>
    </style:style>
    <style:style style:name="T149" style:family="text">
      <style:text-properties style:font-name="標楷體1" officeooo:rsid="496f7bbc" style:font-name-asian="標楷體1"/>
    </style:style>
    <style:style style:name="T150" style:family="text">
      <style:text-properties style:font-name="標楷體1" style:font-name-asian="Liberation Serif" style:font-name-complex="Liberation Serif"/>
    </style:style>
    <style:style style:name="T151" style:family="text">
      <style:text-properties fo:color="#1c1c1c"/>
    </style:style>
    <style:style style:name="T152" style:family="text">
      <style:text-properties fo:color="#1c1c1c" style:text-underline-style="solid" style:text-underline-width="auto" style:text-underline-color="font-color"/>
    </style:style>
    <style:style style:name="T153" style:family="text">
      <style:text-properties fo:color="#1c1c1c" officeooo:rsid="492c35a2"/>
    </style:style>
    <style:style style:name="T154" style:family="text">
      <style:text-properties officeooo:rsid="49a35660"/>
    </style:style>
    <style:style style:name="T155" style:family="text">
      <style:text-properties officeooo:rsid="49c201a7"/>
    </style:style>
    <style:style style:name="T156" style:family="text">
      <style:text-properties officeooo:rsid="49c201a7" style:font-name-asian="Arial1"/>
    </style:style>
    <style:style style:name="T157" style:family="text">
      <style:text-properties officeooo:rsid="4a119482"/>
    </style:style>
    <style:style style:name="T158" style:family="text">
      <style:text-properties officeooo:rsid="4a330b3c"/>
    </style:style>
    <style:style style:name="T159" style:family="text">
      <style:text-properties officeooo:rsid="496f7bbc"/>
    </style:style>
    <style:style style:name="T160" style:family="text">
      <style:text-properties officeooo:rsid="4a864929"/>
    </style:style>
    <style:style style:name="T161" style:family="text">
      <style:text-properties officeooo:rsid="446462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7813549" text:style-name="L1">
        <text:list-item>
          <text:p text:style-name="P1"><text:bookmark-start text:name="量變、質變"/>量變、質變<text:bookmark-end text:name="量變、質變"/></text:p>
          <text:list>
            <text:list-item>
              <text:p text:style-name="P262">量變、質變。</text:p>
              <text:list>
                <text:list-item>
                  <text:p text:style-name="P263">從 某一特定個體 變成 該個體<text:span text:style-name="T8"> </text:span><text:span text:style-name="T11">↔</text:span><text:span text:style-name="T9"> 量變</text:span>。</text:p>
                </text:list-item>
                <text:list-item>
                  <text:p text:style-name="P2">從 某一特定個體 變成 其他個體 <text:span text:style-name="T84">↔</text:span><text:span text:style-name="T12"> 質變</text:span>。</text:p>
                </text:list-item>
              </text:list>
            </text:list-item>
            <text:list-item>
              <text:p text:style-name="P264">量變、質變。</text:p>
              <text:list>
                <text:list-item>
                  <text:p text:style-name="P265"><text:span text:style-name="T9">振幅型、編碼型、光型、磁場型、位能型、能量型、宗態層級型 </text:span><text:span text:style-name="T8">量變、質變</text:span>。</text:p>
                </text:list-item>
              </text:list>
            </text:list-item>
            <text:list-item>
              <text:p text:style-name="P264">明顯例子，視覺。</text:p>
              <text:list>
                <text:list-item>
                  <text:p text:style-name="P266"><text:span text:style-name="T8">（相關描述在 </text:span><text:span text:style-name="T10">歷史人物</text:span><text:span text:style-name="T8"> 文件群的 </text:span><text:span text:style-name="T10">蘇格拉底</text:span><text:span text:style-name="T8">的 </text:span><text:span text:style-name="T10">明顯例子，視覺</text:span><text:span text:style-name="T8">）</text:span></text:p>
                </text:list-item>
                <text:list-item>
                  <text:p text:style-name="P3">光的 亮、暗 變化 <text:span text:style-name="T84">↔</text:span><text:span text:style-name="T12"> 量變</text:span>。</text:p>
                  <text:list>
                    <text:list-item>
                      <text:p text:style-name="P4">光的 <text:span text:style-name="T14">色調值、濃度值、亮度值</text:span> 變化 <text:span text:style-name="T84">↔</text:span><text:span text:style-name="T12"> 量變、能量型質變、振幅型量變、頻率型量變</text:span>。</text:p>
                    </text:list-item>
                  </text:list>
                </text:list-item>
                <text:list-item>
                  <text:p text:style-name="P4">光 從 光 變成 化學能、電訊號 <text:span text:style-name="T84">↔</text:span><text:span text:style-name="T12"> 質變、能量型質變、（從弦波）編碼（成方波）型質變</text:span>。</text:p>
                  <text:list>
                    <text:list-item>
                      <text:p text:style-name="P5">光 <text:span text:style-name="T85">↔</text:span><text:span text:style-name="T13"> 電磁波、弦波</text:span>。</text:p>
                    </text:list-item>
                    <text:list-item>
                      <text:p text:style-name="P6">電訊號 <text:span text:style-name="T85">↔</text:span><text:span text:style-name="T13"> 電能、方波</text:span>。</text:p>
                    </text:list-item>
                  </text:list>
                </text:list-item>
              </text:list>
            </text:list-item>
            <text:list-item>
              <text:p text:style-name="P6">明顯例子，馬達。</text:p>
              <text:list>
                <text:list-item>
                  <text:p text:style-name="P7">光、磁場 的 大、小 變化 <text:span text:style-name="T84">↔</text:span><text:span text:style-name="T12"> 量變、能量型量變、光型量變、磁場型量變</text:span>。</text:p>
                </text:list-item>
                <text:list-item>
                  <text:p text:style-name="P7">光、能量 從 光 變成 力 <text:span text:style-name="T84">↔</text:span><text:span text:style-name="T12"> 質變、能量型質變</text:span>。</text:p>
                </text:list-item>
              </text:list>
            </text:list-item>
            <text:list-item>
              <text:p text:style-name="P8">明顯例子，物體 自由落體。</text:p>
              <text:list>
                <text:list-item>
                  <text:p text:style-name="P9">位能 從 大 變成 小 <text:span text:style-name="T84">↔</text:span><text:span text:style-name="T12"> 量變</text:span>。</text:p>
                  <text:list>
                    <text:list-item>
                      <text:p text:style-name="P10">從 位能 變成 位能 <text:span text:style-name="T84">↔</text:span><text:span text:style-name="T12"> 量變、能量型量變、位能型量變</text:span>。</text:p>
                    </text:list-item>
                  </text:list>
                </text:list-item>
                <text:list-item>
                  <text:p text:style-name="P11">能量 從 位能 變成 動能 <text:span text:style-name="T84">↔</text:span><text:span text:style-name="T12"> 質變</text:span>。</text:p>
                  <text:list>
                    <text:list-item>
                      <text:p text:style-name="P10">從 位能 變成 動能 <text:span text:style-name="T84">↔</text:span><text:span text:style-name="T12"> 質變、能量型質變</text:span>。</text:p>
                    </text:list-item>
                  </text:list>
                </text:list-item>
              </text:list>
            </text:list-item>
            <text:list-item>
              <text:p text:style-name="P9">明顯例子，<text:span text:style-name="T15">E = </text:span><text:span text:style-name="T16">m * c</text:span><text:span text:style-name="T1">2</text:span>。</text:p>
              <text:list>
                <text:list-item>
                  <text:p text:style-name="P9">從 能量 變成 能量 <text:span text:style-name="T84">↔</text:span><text:span text:style-name="T12"> 量變</text:span>。</text:p>
                </text:list-item>
                <text:list-item>
                  <text:p text:style-name="P9">從 能量 變成 物質 <text:span text:style-name="T84">↔</text:span><text:span text:style-name="T12"> 質變</text:span>。</text:p>
                </text:list-item>
              </text:list>
            </text:list-item>
            <text:list-item>
              <text:p text:style-name="P12">明顯例子。</text:p>
              <text:list>
                <text:list-item>
                  <text:p text:style-name="P12"><text:span text:style-name="T17">從 第一個&lt;?</text:span><text:span text:style-name="T18">a&gt;個體</text:span><text:span text:style-name="T17"> 變成 第二個&lt;?</text:span><text:span text:style-name="T18">a&gt;個體</text:span> <text:span text:style-name="T84">↔</text:span><text:span text:style-name="T12"> 量變、宗態層級型量變</text:span>。</text:p>
                </text:list-item>
                <text:list-item>
                  <text:p text:style-name="P13"><text:span text:style-name="T17">從 &lt;?</text:span><text:span text:style-name="T18">a&gt;個體</text:span><text:span text:style-name="T17"> 變成 &lt;?</text:span><text:span text:style-name="T18">b&gt;個</text:span><text:span text:style-name="T83">體</text:span> <text:span text:style-name="T84">↔</text:span><text:span text:style-name="T12"> 質變、宗態層級型質變</text:span>。</text:p>
                </text:list-item>
              </text:list>
            </text:list-item>
            <text:list-item>
              <text:p text:style-name="P13">明顯例子。</text:p>
              <text:list>
                <text:list-item>
                  <text:p text:style-name="P13">假定，第一個個體 要 維護、增加 權力、金錢、名聲。</text:p>
                  <text:list>
                    <text:list-item>
                      <text:p text:style-name="P14">要 <text:span text:style-name="T84">↔</text:span><text:span text:style-name="T12"> 想要、需要、已經要、正在要、即將要</text:span>。</text:p>
                    </text:list-item>
                    <text:list-item>
                      <text:p text:style-name="P14">維護 <text:span text:style-name="T84">↔</text:span><text:span text:style-name="T12"> 維持</text:span>。</text:p>
                    </text:list-item>
                    <text:list-item>
                      <text:p text:style-name="P14">增加 <text:span text:style-name="T84">↔</text:span><text:span text:style-name="T12"> 提升、昇華</text:span>。</text:p>
                    </text:list-item>
                    <text:list-item>
                      <text:p text:style-name="P294">權力 <text:span text:style-name="T84">↔</text:span><text:span text:style-name="T12"> </text:span>權力、權利、權限。</text:p>
                    </text:list-item>
                    <text:list-item>
                      <text:p text:style-name="P15">金錢 <text:span text:style-name="T84">↔</text:span><text:span text:style-name="T12"> 利益、資產、資源</text:span>。</text:p>
                    </text:list-item>
                    <text:list-item>
                      <text:p text:style-name="P15">名聲 <text:span text:style-name="T84">↔</text:span><text:span text:style-name="T12"> 名號、</text:span>職位、身分。</text:p>
                    </text:list-item>
                  </text:list>
                </text:list-item>
                <text:list-item>
                  <text:p text:style-name="P16">第一個個體 有機率使用 權力 維護、增加 權力。</text:p>
                  <text:list>
                    <text:list-item>
                      <text:p text:style-name="P17">從 權力 變成 權力 <text:span text:style-name="T84">↔</text:span><text:span text:style-name="T12"> 量變</text:span>。</text:p>
                      <text:list>
                        <text:list-item>
                          <text:p text:style-name="P18">從 權力 變成（（已經、正在、即將）（維護、增加 的）權力）<text:span text:style-name="T84">↔</text:span><text:span text:style-name="T12"> 量變</text:span>。</text:p>
                        </text:list-item>
                        <text:list-item>
                          <text:p text:style-name="P18">從 <text:span text:style-name="T17">((維護、增加)權力)</text:span> 變成（<text:span text:style-name="T17">(已經、正在、即將)(維護、增加 的)</text:span>權力）<text:span text:style-name="T84">↔</text:span><text:span text:style-name="T12"> 量變</text:span>。</text:p>
                        </text:list-item>
                      </text:list>
                    </text:list-item>
                    <text:list-item>
                      <text:p text:style-name="P16">明顯例子，馬太效應、慣性思維。</text:p>
                    </text:list-item>
                    <text:list-item>
                      <text:p text:style-name="P16">抽象例子，存在、內捲、內在機制的運作。</text:p>
                    </text:list-item>
                  </text:list>
                </text:list-item>
                <text:list-item>
                  <text:p text:style-name="P19">第一個個體 有機率 自己去、指揮第二個個體 做 某一特定事情，維護、增加 權力。</text:p>
                  <text:list>
                    <text:list-item>
                      <text:p text:style-name="P20">從 做 變成 權力 <text:span text:style-name="T84">↔</text:span><text:span text:style-name="T12"> 質變</text:span>。</text:p>
                      <text:list>
                        <text:list-item>
                          <text:p text:style-name="P19">從 權力 變成 做 變成 權力 <text:span text:style-name="T84">↔</text:span><text:span text:style-name="T12"> 質變</text:span>。</text:p>
                        </text:list-item>
                        <text:list-item>
                          <text:p text:style-name="P21"><text:span text:style-name="T17">從（維護、增加 權力）</text:span>變成（做 該事情）變成（維護、增加 權力）<text:span text:style-name="T12"> </text:span><text:span text:style-name="T84">↔</text:span><text:span text:style-name="T12"> 質變</text:span>。</text:p>
                        </text:list-item>
                        <text:list-item>
                          <text:p text:style-name="P22">事情 <text:span text:style-name="T84">↔</text:span><text:span text:style-name="T12"> 事件。</text:span></text:p>
                          <text:list>
                            <text:list-item>
                              <text:p text:style-name="P22">事情 <text:span text:style-name="T84">↔</text:span><text:span text:style-name="T12"> 思想、決策、行動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明顯例子，改革、改變思維。</text:p>
                    </text:list-item>
                    <text:list-item>
                      <text:p text:style-name="P22">抽象例子，變化、外科手術、兩個個體的交互作用。</text:p>
                    </text:list-item>
                  </text:list>
                </text:list-item>
              </text:list>
            </text:list-item>
            <text:list-item>
              <text:p text:style-name="P22">明顯例子，假定，第一個個體 是 群體的 立法委員。</text:p>
              <text:list>
                <text:list-item>
                  <text:p text:style-name="P23">假定，第一個個體 要 維護、增加 立法委員的 權力。</text:p>
                </text:list-item>
                <text:list-item>
                  <text:p text:style-name="P23">假定，第一個個體 立法，維持、增加 立法委員的 權力。</text:p>
                  <text:list>
                    <text:list-item>
                      <text:p text:style-name="P24">從 立法委員的權力 變成 立法委員的權力 <text:span text:style-name="T84">↔</text:span><text:span text:style-name="T12"> 量變</text:span>。</text:p>
                      <text:list>
                        <text:list-item>
                          <text:p text:style-name="P25">從 立法委員的（立法）權力 變成（該）立法委員（要）的權力 <text:span text:style-name="T84">↔</text:span><text:span text:style-name="T12"> 量變</text:span>。</text:p>
                        </text:list-item>
                      </text:list>
                    </text:list-item>
                    <text:list-item>
                      <text:p text:style-name="P26">從 權力 變成 權力 <text:span text:style-name="T84">↔</text:span><text:span text:style-name="T12"> 量變</text:span>。</text:p>
                    </text:list-item>
                  </text:list>
                </text:list-item>
                <text:list-item>
                  <text:p text:style-name="P27">假定，第一個個體 聚集群眾 →<text:span text:style-name="T86"> 消失</text:span> 某一特定（其他）立法委員 →<text:span text:style-name="T86"> </text:span>強行 立 某一特定法。</text:p>
                  <text:list>
                    <text:list-item>
                      <text:p text:style-name="P28">假定，該法 是 <text:span text:style-name="T12">能夠 </text:span>維護、增加 立法委員的 權力的 法律。</text:p>
                    </text:list-item>
                    <text:list-item>
                      <text:p text:style-name="P29">從（聚集→消失→立法）變成 權力 <text:span text:style-name="T84">↔</text:span><text:span text:style-name="T12"> 質變</text:span>。</text:p>
                      <text:list>
                        <text:list-item>
                          <text:p text:style-name="P30">從（權力 以外的 其他個體）變成 權力 <text:span text:style-name="T84">↔</text:span><text:span text:style-name="T12"> 質變</text:span>。</text:p>
                          <text:list>
                            <text:list-item>
                              <text:p text:style-name="P30">從（<text:span text:style-name="T17">(立法委員的)權</text:span>力 以外的 其他個體）變成 <text:span text:style-name="T17">(立法委員的)</text:span>權力 <text:span text:style-name="T84">↔</text:span><text:span text:style-name="T12"> 質變</text:span>。</text:p>
                            </text:list-item>
                          </text:list>
                        </text:list-item>
                        <text:list-item>
                          <text:p text:style-name="P31">從 其他個體 變成 權力 <text:span text:style-name="T84">↔</text:span><text:span text:style-name="T12"> 質變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明顯例子，英國。</text:p>
              <text:list>
                <text:list-item>
                  <text:p text:style-name="P32">英國殖民。</text:p>
                  <text:list>
                    <text:list-item>
                      <text:p text:style-name="P32">從 英國人 變成 英國人 <text:span text:style-name="T84">↔</text:span><text:span text:style-name="T12"> 量變</text:span>。</text:p>
                    </text:list-item>
                    <text:list-item>
                      <text:p text:style-name="P33">從（在 英國的）英國人 變成（在 美洲的）英國人 <text:span text:style-name="T84">↔</text:span><text:span text:style-name="T12"> 量變</text:span>。</text:p>
                      <text:list>
                        <text:list-item>
                          <text:p text:style-name="P267">從（在）英國（的英國人）變成（在）美洲（的英國人）<text:span text:style-name="T84">↔</text:span><text:span text:style-name="T12"> 質變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32">英國人 在 美洲 建國、發表美國獨立宣言。</text:p>
                  <text:list>
                    <text:list-item>
                      <text:p text:style-name="P33">從 英國人 變成 美國人 <text:span text:style-name="T84">↔</text:span><text:span text:style-name="T12"> 質變</text:span>。</text:p>
                    </text:list-item>
                    <text:list-item>
                      <text:p text:style-name="P34">從（在 美洲的）英國人、印地安人 變成（在 美洲的）美國人 <text:span text:style-name="T84">↔</text:span><text:span text:style-name="T12"> 質變</text:span>。</text:p>
                      <text:list>
                        <text:list-item>
                          <text:p text:style-name="P268">從 人 變成 人 <text:span text:style-name="T84">↔</text:span><text:span text:style-name="T12"> 量變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明顯例子，中國。</text:p>
              <text:list>
                <text:list-item>
                  <text:p text:style-name="P35">文化大革命。</text:p>
                  <text:list>
                    <text:list-item>
                      <text:p text:style-name="P33">從 中國人 變成 中國人 <text:span text:style-name="T84">↔</text:span><text:span text:style-name="T12"> 量變</text:span>。</text:p>
                    </text:list-item>
                    <text:list-item>
                      <text:p text:style-name="P36">從（正在傳承 的）中國人 變成（摧毀傳承 的）中國人 <text:span text:style-name="T84">↔</text:span><text:span text:style-name="T12"> 量變</text:span>。</text:p>
                    </text:list-item>
                  </text:list>
                </text:list-item>
                <text:list-item>
                  <text:p text:style-name="P36">滿人、清朝人 佔領 中國大陸。</text:p>
                  <text:list>
                    <text:list-item>
                      <text:p text:style-name="P36">從 明朝人 變成 清朝人 <text:span text:style-name="T84">↔</text:span><text:span text:style-name="T12"> 質變</text:span>。</text:p>
                    </text:list-item>
                    <text:list-item>
                      <text:p text:style-name="P36">從（在 中國大陸的）明朝人 變成（在 中國大陸的）清朝人 <text:span text:style-name="T84">↔</text:span><text:span text:style-name="T12"> 質變</text:span>。</text:p>
                    </text:list-item>
                  </text:list>
                </text:list-item>
              </text:list>
            </text:list-item>
            <text:list-item>
              <text:p text:style-name="P31">明顯例子。</text:p>
              <text:list>
                <text:list-item>
                  <text:p text:style-name="P31">假定，攝<text:span text:style-name="T17">氏</text:span><text:span text:style-name="T19">10000</text:span><text:span text:style-name="T87">度，某一特定個體 是</text:span><text:span text:style-name="T19"> 1%液態、9</text:span><text:span text:style-name="T20">9</text:span><text:span text:style-name="T19">%固態</text:span><text:span text:style-name="T87">。</text:span></text:p>
                </text:list-item>
                <text:list-item>
                  <text:p text:style-name="P37">假定，攝<text:span text:style-name="T17">氏</text:span><text:span text:style-name="T19">100000000</text:span><text:span text:style-name="T87">度，該個體 是</text:span><text:span text:style-name="T19"> </text:span><text:span text:style-name="T21">99</text:span><text:span text:style-name="T19">%液態、</text:span><text:span text:style-name="T21">1</text:span><text:span text:style-name="T19">%固態</text:span>。</text:p>
                  <text:list>
                    <text:list-item>
                      <text:p text:style-name="P37">從 攝<text:span text:style-name="T17">氏</text:span><text:span text:style-name="T19">10000度 到 </text:span><text:span text:style-name="T17">攝氏</text:span><text:span text:style-name="T19">100000000</text:span><text:span text:style-name="T87">度，從 </text:span><text:span text:style-name="T19">1%液態</text:span><text:span text:style-name="T87"> 到 </text:span><text:span text:style-name="T21">99</text:span><text:span text:style-name="T19">%液態</text:span><text:span text:style-name="T87"> </text:span><text:span text:style-name="T84">↔</text:span><text:span text:style-name="T12"> 量變</text:span>。</text:p>
                    </text:list-item>
                  </text:list>
                </text:list-item>
                <text:list-item>
                  <text:p text:style-name="P38">假定，其他個體 認定，攝<text:span text:style-name="T17">氏</text:span><text:span text:style-name="T19">10000度、9</text:span><text:span text:style-name="T20">9</text:span><text:span text:style-name="T19">%固態</text:span><text:span text:style-name="T87">，該個體 是 固態個體</text:span>。</text:p>
                </text:list-item>
                <text:list-item>
                  <text:p text:style-name="P39">假定，其他個體 認定，攝<text:span text:style-name="T17">氏</text:span><text:span text:style-name="T19">100000000度、</text:span><text:span text:style-name="T21">99</text:span><text:span text:style-name="T19">%液態</text:span><text:span text:style-name="T87">，該個體 是 液態個體</text:span>。</text:p>
                  <text:list>
                    <text:list-item>
                      <text:p text:style-name="P40">從 攝<text:span text:style-name="T17">氏</text:span><text:span text:style-name="T19">10000度 到 </text:span><text:span text:style-name="T17">攝氏</text:span><text:span text:style-name="T19">100000000</text:span><text:span text:style-name="T87">度，從 固態個體 到 液態個體 </text:span><text:span text:style-name="T84">↔</text:span><text:span text:style-name="T12"> 質變</text:span>。</text:p>
                    </text:list-item>
                  </text:list>
                </text:list-item>
                <text:list-item>
                  <text:p text:style-name="P41">從 攝<text:span text:style-name="T17">氏</text:span><text:span text:style-name="T19">10000度 到 </text:span><text:span text:style-name="T17">攝氏</text:span><text:span text:style-name="T19">100000000</text:span><text:span text:style-name="T87">度，該個體的 變化（同時）是 量變、質變</text:span>。</text:p>
                  <text:list>
                    <text:list-item>
                      <text:p text:style-name="P41">假定，以 液態的佔比 為 座標系。</text:p>
                      <text:list>
                        <text:list-item>
                          <text:p text:style-name="P41">該個體 是 量變。</text:p>
                        </text:list-item>
                      </text:list>
                    </text:list-item>
                    <text:list-item>
                      <text:p text:style-name="P41">假定，以 相態 為 座標系。</text:p>
                      <text:list>
                        <text:list-item>
                          <text:p text:style-name="P41">該個體 是 質變。</text:p>
                        </text:list-item>
                      </text:list>
                    </text:list-item>
                    <text:list-item>
                      <text:p text:style-name="P41">假定，以 該個體 為 座標系。</text:p>
                      <text:list>
                        <text:list-item>
                          <text:p text:style-name="P42">該個體 <text:span text:style-name="T87">是 量變、質變、量質二相性</text:span>。</text:p>
                          <text:list>
                            <text:list-item>
                              <text:p text:style-name="P43"><text:span text:style-name="T87">量質二相性 </text:span><text:span text:style-name="T84">↔</text:span><text:span text:style-name="T12"> 波粒二象性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77"><text:bookmark-start text:name="哲學"/>哲學<text:bookmark-end text:name="哲學"/></text:p>
          <text:list>
            <text:list-item>
              <text:p text:style-name="P43">思想 有機率 維持、提升、昇華 思想、決策、行動。</text:p>
              <text:list>
                <text:list-item>
                  <text:p text:style-name="P44">思想、決策、行動。</text:p>
                  <text:list>
                    <text:list-item>
                      <text:p text:style-name="P43">哲學 <text:span text:style-name="T90">↔</text:span><text:span text:style-name="T88"> 思想</text:span>。</text:p>
                    </text:list-item>
                    <text:list-item>
                      <text:p text:style-name="P45">大腦判斷 <text:span text:style-name="T88">↔ 決策</text:span>。</text:p>
                    </text:list-item>
                    <text:list-item>
                      <text:p text:style-name="P43">感測、交互作用 <text:span text:style-name="T88">↔ 行動</text:span>。</text:p>
                    </text:list-item>
                  </text:list>
                </text:list-item>
                <text:list-item>
                  <text:p text:style-name="P43">思想、決策、行動。</text:p>
                  <text:list>
                    <text:list-item>
                      <text:p text:style-name="P43">個體 有機率（只）會 思想，不會 決策、行動。</text:p>
                      <text:list>
                        <text:list-item>
                          <text:p text:style-name="P43">明顯例子，思想家。</text:p>
                        </text:list-item>
                      </text:list>
                    </text:list-item>
                    <text:list-item>
                      <text:p text:style-name="P46">個體 有機率（只）會 決策，不會 思想、行動。</text:p>
                      <text:list>
                        <text:list-item>
                          <text:p text:style-name="P46">明顯例子，（沒有進行思考、只依靠經驗和本能 就 下決策的）決策者。</text:p>
                        </text:list-item>
                      </text:list>
                    </text:list-item>
                    <text:list-item>
                      <text:p text:style-name="P43">個體 有機率（只）會 行動，不會 思想、決策。</text:p>
                      <text:list>
                        <text:list-item>
                          <text:p text:style-name="P43">明顯例子，（沒有進行思考和決策、只依靠本能 就 行動的）行動者。</text:p>
                        </text:list-item>
                      </text:list>
                    </text:list-item>
                    <text:list-item>
                      <text:p text:style-name="P46">個體 有機率（只）會 思想、決策，不會 行動。</text:p>
                      <text:list>
                        <text:list-item>
                          <text:p text:style-name="P47">明顯例子，（有進行思考 依照思考的結果 下決策的）決策者。</text:p>
                        </text:list-item>
                      </text:list>
                    </text:list-item>
                    <text:list-item>
                      <text:p text:style-name="P46">個體 有機率（只）會 思想、行動，不會 決策。</text:p>
                      <text:list>
                        <text:list-item>
                          <text:p text:style-name="P46">明顯例子，擁有 選擇障礙的 個體。</text:p>
                        </text:list-item>
                      </text:list>
                    </text:list-item>
                    <text:list-item>
                      <text:p text:style-name="P46">個體 有機率（只）會 決策、行動，不會 思想。</text:p>
                      <text:list>
                        <text:list-item>
                          <text:p text:style-name="P46">明顯例子，深藍（電腦）。</text:p>
                        </text:list-item>
                      </text:list>
                    </text:list-item>
                    <text:list-item>
                      <text:p text:style-name="P46">個體 有機率 會 思想、決策、行動。</text:p>
                      <text:list>
                        <text:list-item>
                          <text:p text:style-name="P46">明顯例子，亞里斯多德、尼古拉<text:span text:style-name="T64">·</text:span>特斯拉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8"><text:span text:style-name="T100">哲學 描述 </text:span>字詞。</text:p>
              <text:list>
                <text:list-item>
                  <text:p text:style-name="P276">（<text:span text:style-name="T113">字詞 的 相關描述在 </text:span><text:span text:style-name="T108">哲學</text:span><text:span text:style-name="T113"> 文件群的 </text:span><text:span text:style-name="T108">字詞</text:span><text:span text:style-name="T112">）</text:span></text:p>
                </text:list-item>
                <text:list-item>
                  <text:p text:style-name="P279"><text:span text:style-name="T100">哲學 對 字詞 </text:span>推廣化、深入化、實體化、抽象化。</text:p>
                  <text:list>
                    <text:list-item>
                      <text:p text:style-name="P48">推廣化 <text:span text:style-name="T91">↔</text:span><text:span text:style-name="T96"> 函數修改化</text:span>。</text:p>
                    </text:list-item>
                    <text:list-item>
                      <text:p text:style-name="P48">深入化 <text:span text:style-name="T91">↔</text:span><text:span text:style-name="T96"> </text:span>函數曲線<text:span text:style-name="T96">化</text:span>。</text:p>
                    </text:list-item>
                    <text:list-item>
                      <text:p text:style-name="P48">實體化 <text:span text:style-name="T91">↔</text:span><text:span text:style-name="T96"> 函數</text:span>實體化。</text:p>
                    </text:list-item>
                    <text:list-item>
                      <text:p text:style-name="P48">抽象化 <text:span text:style-name="T91">↔</text:span><text:span text:style-name="T96"> 函數名稱化</text:span>。</text:p>
                    </text:list-item>
                    <text:list-item>
                      <text:p text:style-name="P48">明顯例子，蘋果。</text:p>
                      <text:list>
                        <text:list-item>
                          <text:p text:style-name="P49">蘋果 →（抽象化）→ 水果。</text:p>
                        </text:list-item>
                        <text:list-item>
                          <text:p text:style-name="P49">水果 →（實體化）→ 香蕉。</text:p>
                        </text:list-item>
                        <text:list-item>
                          <text:p text:style-name="P49">香蕉 →（深入化）→ 香、蕉。</text:p>
                        </text:list-item>
                        <text:list-item>
                          <text:p text:style-name="P49">香 →（推廣化）→ 香水。</text:p>
                        </text:list-item>
                        <text:list-item>
                          <text:p text:style-name="P50">香水 →（深入化）→ 有 香味的 液體。</text:p>
                        </text:list-item>
                        <text:list-item>
                          <text:p text:style-name="P51">有 香味的 液體 →（實體化）→ 有 香味的 玫瑰精油。</text:p>
                        </text:list-item>
                        <text:list-item>
                          <text:p text:style-name="P52">有 香味的 玫瑰精油 →（抽象化）→ 有 味道的 油。</text:p>
                        </text:list-item>
                      </text:list>
                    </text:list-item>
                  </text:list>
                </text:list-item>
                <text:list-item>
                  <text:p text:style-name="P53">哲學 對 字詞 推廣化、深入化、實體化、抽象化。</text:p>
                  <text:list>
                    <text:list-item>
                      <text:p text:style-name="P280">推廣化<text:span text:style-name="T100"> </text:span><text:span text:style-name="T102">↔</text:span><text:span text:style-name="T101"> 排列組合化、修改增減化、</text:span><text:span text:style-name="T100">函數修改</text:span><text:span text:style-name="T101">化</text:span>。</text:p>
                      <text:list>
                        <text:list-item>
                          <text:p text:style-name="P54"><text:span text:style-name="T96">排列組合化 的 </text:span>明顯例子，愛的文明 的字詞 是 愛、的、文、明。</text:p>
                          <text:list>
                            <text:list-item>
                              <text:p text:style-name="P55">愛的文明 →（排列組合化）→ 文明的愛、文明愛的、愛文明的、愛文明、愛。</text:p>
                              <text:list>
                                <text:list-item>
                                  <text:p text:style-name="P56">明顯例子，哲學（再）對 文明的愛 推廣化、深入化、實體化、抽象化。</text:p>
                                </text:list-item>
                              </text:list>
                            </text:list-item>
                            <text:list-item>
                              <text:p text:style-name="P57">愛的文明 →（排列組合化）→ 愛的明文、明文的愛、明愛的文、明的愛文。</text:p>
                            </text:list-item>
                          </text:list>
                        </text:list-item>
                        <text:list-item>
                          <text:p text:style-name="P58">函數修改<text:span text:style-name="T96">化 的 </text:span>明顯例子<text:span text:style-name="T15">，</text:span><text:span text:style-name="T77">ax</text:span><text:span text:style-name="T2">2</text:span><text:span text:style-name="T77"> + bx + c </text:span>修改成 <text:span text:style-name="T77">ax</text:span><text:span text:style-name="T2">3</text:span><text:span text:style-name="T77"> + 5bx + c</text:span>。</text:p>
                        </text:list-item>
                        <text:list-item>
                          <text:p text:style-name="P58">明顯例子，變化化。</text:p>
                          <text:list>
                            <text:list-item>
                              <text:p text:style-name="P59">變化<text:span text:style-name="T96"> 是</text:span>（存在、變化 的<text:span text:style-name="T15">）</text:span>變化。</text:p>
                            </text:list-item>
                          </text:list>
                        </text:list-item>
                        <text:list-item>
                          <text:p text:style-name="P58">抽象例子，繁殖、突變、複製。</text:p>
                        </text:list-item>
                      </text:list>
                    </text:list-item>
                    <text:list-item>
                      <text:p text:style-name="P281">深入化<text:span text:style-name="T100"> </text:span><text:span text:style-name="T102">↔</text:span><text:span text:style-name="T101"> 定義化、</text:span><text:span text:style-name="T100">函數曲線</text:span><text:span text:style-name="T101">化、函數方程式化</text:span><text:span text:style-name="T96">。</text:span></text:p>
                      <text:list>
                        <text:list-item>
                          <text:p text:style-name="P60"><text:span text:style-name="T96">使用 不同角度、不同視角、不同情境 描述 字詞</text:span>。</text:p>
                        </text:list-item>
                        <text:list-item>
                          <text:p text:style-name="P60">明顯例子，本質化。</text:p>
                          <text:list>
                            <text:list-item>
                              <text:p text:style-name="P59">本質<text:span text:style-name="T96"> 是</text:span>（本質、現象 的<text:span text:style-name="T15">）</text:span>本質。</text:p>
                            </text:list-item>
                          </text:list>
                        </text:list-item>
                        <text:list-item>
                          <text:p text:style-name="P61">抽象例子，手電筒 使用 <text:span text:style-name="T96">不同 角度、位置、亮度、顏色、範圍 照射 某一特定個體</text:span>。</text:p>
                        </text:list-item>
                        <text:list-item>
                          <text:p text:style-name="P62">抽象例子，描述 不同 溫度、壓力、大小、動能、位能、電能 情況的<text:span text:style-name="T96"> 某一特定個體</text:span>。</text:p>
                        </text:list-item>
                        <text:list-item>
                          <text:p text:style-name="P62">抽象例子，遞迴、分形、拆解。</text:p>
                        </text:list-item>
                      </text:list>
                    </text:list-item>
                    <text:list-item>
                      <text:p text:style-name="P282">實體化<text:span text:style-name="T100"> </text:span><text:span text:style-name="T102">↔</text:span><text:span text:style-name="T101"> 物件化、日常生活化、修煉生活化、新知生活化、跨領域移植</text:span>。</text:p>
                      <text:list>
                        <text:list-item>
                          <text:p text:style-name="P63"><text:span text:style-name="T96">物件 是</text:span>（程式語言的<text:span text:style-name="T15">）</text:span><text:span text:style-name="T96">物件</text:span>。</text:p>
                        </text:list-item>
                        <text:list-item>
                          <text:p text:style-name="P64"><text:span text:style-name="T96">新知生活化 的 </text:span>明顯例子<text:span text:style-name="T15">，</text:span><text:span text:style-name="T96">新知 日常生活化、修煉生活化</text:span>。</text:p>
                          <text:list>
                            <text:list-item>
                              <text:p text:style-name="P65"><text:span text:style-name="T96">新知 的 </text:span>明顯例子<text:span text:style-name="T15">，</text:span><text:span text:style-name="T96">新的 知識</text:span>。</text:p>
                            </text:list-item>
                          </text:list>
                        </text:list-item>
                        <text:list-item>
                          <text:p text:style-name="P65">明顯例子，存在化。</text:p>
                          <text:list>
                            <text:list-item>
                              <text:p text:style-name="P59">存在<text:span text:style-name="T96"> 是</text:span>（存在、變化 的<text:span text:style-name="T15">）</text:span>存在。</text:p>
                            </text:list-item>
                            <text:list-item>
                              <text:p text:style-name="P66">存在<text:span text:style-name="T96"> 是</text:span>（存在、影子 的<text:span text:style-name="T15">）</text:span>存在。</text:p>
                            </text:list-item>
                          </text:list>
                        </text:list-item>
                        <text:list-item>
                          <text:p text:style-name="P65">抽象例子，（亞里斯多德 認定的）實現。</text:p>
                        </text:list-item>
                      </text:list>
                    </text:list-item>
                    <text:list-item>
                      <text:p text:style-name="P283">抽象化<text:span text:style-name="T100"> </text:span><text:span text:style-name="T102">↔</text:span><text:span text:style-name="T101"> 類別化、數學化、函數名稱化</text:span>。</text:p>
                      <text:list>
                        <text:list-item>
                          <text:p text:style-name="P67"><text:span text:style-name="T96">類別 是</text:span>（程式語言的<text:span text:style-name="T15">）</text:span><text:span text:style-name="T96">類別</text:span>。</text:p>
                        </text:list-item>
                        <text:list-item>
                          <text:p text:style-name="P68">明顯例子，現象化、影子化。</text:p>
                          <text:list>
                            <text:list-item>
                              <text:p text:style-name="P68">現象<text:span text:style-name="T96"> 是</text:span>（本質、現象 的<text:span text:style-name="T15">）</text:span>現象。</text:p>
                            </text:list-item>
                            <text:list-item>
                              <text:p text:style-name="P69">影子<text:span text:style-name="T96"> 是</text:span>（存在、影子 的<text:span text:style-name="T15">）</text:span>影子。</text:p>
                            </text:list-item>
                          </text:list>
                        </text:list-item>
                        <text:list-item>
                          <text:p text:style-name="P68">抽象例子，（亞里斯多德 認定的）潛能。</text:p>
                        </text:list-item>
                      </text:list>
                    </text:list-item>
                  </text:list>
                </text:list-item>
                <text:list-item>
                  <text:p text:style-name="P70">推廣化、深入化 有機率需要 提升、昇華 哲學。</text:p>
                  <text:list>
                    <text:list-item>
                      <text:p text:style-name="P71">推廣化、深入化 有機率出現 無限迴圈、無限繁殖 現象。</text:p>
                      <text:list>
                        <text:list-item>
                          <text:p text:style-name="P71">反制。</text:p>
                          <text:list>
                            <text:list-item>
                              <text:p text:style-name="P72">明顯例子，要 有節制的、有限次數的 排列組合<text:span text:style-name="T96">、修改增減、</text:span>函數曲線<text:span text:style-name="T96">化</text:span>。</text:p>
                            </text:list-item>
                            <text:list-item>
                              <text:p text:style-name="P71">明顯例子，<text:span text:style-name="T99">有限迴圈、有限繁殖。</text:span></text:p>
                            </text:list-item>
                            <text:list-item>
                              <text:p text:style-name="P67">抽象例子，（程式語言的<text:span text:style-name="T17">）</text:span><text:span text:style-name="T22">for迴</text:span><text:span text:style-name="T99">圈、有限次數的遞迴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3">抽象例子，邊走邊（使用 手電筒）照亮。</text:p>
                    </text:list-item>
                    <text:list-item>
                      <text:p text:style-name="P74">抽象例子，手電筒 照亮的 廣度、角度 <text:span text:style-name="T91">↔</text:span><text:span text:style-name="T96"> </text:span>推廣化。</text:p>
                    </text:list-item>
                    <text:list-item>
                      <text:p text:style-name="P74">抽象例子，手電筒 照亮的 深度、長度 <text:span text:style-name="T91">↔</text:span><text:span text:style-name="T96"> </text:span>深入化。</text:p>
                      <text:list>
                        <text:list-item>
                          <text:p text:style-name="P75">手電筒 照亮的 範圍 不是 無限。</text:p>
                        </text:list-item>
                        <text:list-item>
                          <text:p text:style-name="P75">手電筒 照亮的 範圍 是 有限。</text:p>
                          <text:list>
                            <text:list-item>
                              <text:p text:style-name="P76">範圍 <text:span text:style-name="T91">↔</text:span><text:span text:style-name="T96"> </text:span>廣度、角度、深度、長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7">實體化 有機率有 實際用途。</text:p>
                  <text:list>
                    <text:list-item>
                      <text:p text:style-name="P78">抽象例子，手電筒 照亮的 物體 <text:span text:style-name="T91">↔</text:span><text:span text:style-name="T96"> </text:span>實體化。</text:p>
                    </text:list-item>
                    <text:list-item>
                      <text:p text:style-name="P79"><text:span text:style-name="T96">日常生活化、新知生活化、跨領域移植 有機率不需要 </text:span>節制、自我限縮。</text:p>
                    </text:list-item>
                    <text:list-item>
                      <text:p text:style-name="P79"><text:span text:style-name="T96">日常生活化、新知生活化、跨領域移植 有機率需要 多多益善、持續不斷的提升和昇華</text:span>。</text:p>
                    </text:list-item>
                  </text:list>
                </text:list-item>
                <text:list-item>
                  <text:p text:style-name="P77">抽象化 有機率 方便、快速、電腦化 遞迴、拓展、推廣化、深入化、實體化、（再）抽象化。</text:p>
                  <text:list>
                    <text:list-item>
                      <text:p text:style-name="P80">抽象例子，手電筒 照亮（物體）的 影子 <text:span text:style-name="T91">↔</text:span><text:span text:style-name="T96"> </text:span>抽象化。</text:p>
                    </text:list-item>
                  </text:list>
                </text:list-item>
                <text:list-item>
                  <text:p text:style-name="P81">抽象描述，哲學 對 字詞 推廣化、深入化、實體化、抽象化。</text:p>
                  <text:list>
                    <text:list-item>
                      <text:p text:style-name="P81">推廣化、深入化 <text:span text:style-name="T91">↔</text:span><text:span text:style-name="T96"> </text:span><text:span text:style-name="T68">n</text:span><text:span text:style-name="T106">維坐標系的 第</text:span><text:span text:style-name="T66">1</text:span><text:span text:style-name="T96">維、第</text:span><text:span text:style-name="T67">2</text:span><text:span text:style-name="T96">維</text:span>。</text:p>
                      <text:list>
                        <text:list-item>
                          <text:p text:style-name="P82">擴充化 <text:span text:style-name="T91">↔</text:span><text:span text:style-name="T96"> </text:span><text:span text:style-name="T68">n</text:span><text:span text:style-name="T106">維坐標系的 第</text:span><text:span text:style-name="T78">i</text:span><text:span text:style-name="T106">維</text:span>。</text:p>
                          <text:list>
                            <text:list-item>
                              <text:p text:style-name="P83"><text:span text:style-name="T78">n </text:span><text:span text:style-name="T72">≥</text:span><text:span text:style-name="T78"> i </text:span><text:span text:style-name="T72">≥</text:span><text:span text:style-name="T78"> 1</text:span>。</text:p>
                            </text:list-item>
                          </text:list>
                        </text:list-item>
                        <text:list-item>
                          <text:p text:style-name="P84">維度型擴充 <text:span text:style-name="T91">↔</text:span><text:span text:style-name="T96"> 從 </text:span><text:span text:style-name="T68">n</text:span><text:span text:style-name="T106">維坐標系的 變成</text:span><text:span text:style-name="T75"> </text:span><text:span text:style-name="T76">m</text:span><text:span text:style-name="T106">維坐標系</text:span>。</text:p>
                          <text:list>
                            <text:list-item>
                              <text:p text:style-name="P236"><text:span text:style-name="T15">m &gt; n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1">實體化 <text:span text:style-name="T91">↔</text:span><text:span text:style-name="T96"> 函數（代入）數值</text:span>化。</text:p>
                    </text:list-item>
                    <text:list-item>
                      <text:p text:style-name="P81">抽象化 <text:span text:style-name="T91">↔</text:span><text:span text:style-name="T96"> 函數名稱化</text:span>。</text:p>
                    </text:list-item>
                  </text:list>
                </text:list-item>
              </text:list>
            </text:list-item>
            <text:list-item>
              <text:p text:style-name="P237">哲學數學化。</text:p>
              <text:list>
                <text:list-item>
                  <text:p text:style-name="P85">明顯例子。</text:p>
                  <text:list>
                    <text:list-item>
                      <text:p text:style-name="P284">哲學<text:span text:style-name="T100"> 哲學</text:span><text:span text:style-name="T96">數學化</text:span>。</text:p>
                      <text:list>
                        <text:list-item>
                          <text:p text:style-name="P85">抽象化。</text:p>
                        </text:list-item>
                        <text:list-item>
                          <text:p text:style-name="P85">哲學數學化的 過程、結果。</text:p>
                          <text:list>
                            <text:list-item>
                              <text:p text:style-name="P85">有機率不是 明確的數值、某一特定數值。</text:p>
                              <text:list>
                                <text:list-item>
                                  <text:p text:style-name="P85">明顯例子，有機率不是<text:span text:style-name="T17"> </text:span><text:span text:style-name="T46">1、1~10000、（</text:span><text:span text:style-name="T48">1+10000</text:span><text:span text:style-name="T46">）</text:span><text:span text:style-name="T136">。</text:span></text:p>
                                </text:list-item>
                              </text:list>
                            </text:list-item>
                            <text:list-item>
                              <text:p text:style-name="P85">有機率是 代數、（方程式的）符號、概率值、大概值、模糊不清的值、加減乘除。</text:p>
                              <text:list>
                                <text:list-item>
                                  <text:p text:style-name="P85">明顯例子<text:span text:style-name="T17">，有機率是 </text:span><text:span text:style-name="T45">x、f(x)、（</text:span><text:span text:style-name="T47">ax</text:span><text:span text:style-name="T3">2</text:span><text:span text:style-name="T47">+bx+c</text:span><text:span text:style-name="T45">）</text:span><text:span text:style-name="T135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5">哲學 直接翻譯成 數學。</text:p>
                          <text:list>
                            <text:list-item>
                              <text:p text:style-name="P284">有機率<text:span text:style-name="T100">（更多的）</text:span>失真。</text:p>
                            </text:list-item>
                            <text:list-item>
                              <text:p text:style-name="P85">明顯例子，程式語言。</text:p>
                              <text:list>
                                <text:list-item>
                                  <text:p text:style-name="P86"><text:span text:style-name="T49">VB →（直接 修改、翻譯 語法、指令、程式碼，C語言化</text:span><text:span text:style-name="T50">）</text:span><text:span text:style-name="T49">→ C語言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5">使用 數學工具、數學公式、數學模型 發展（哲學<text:span text:style-name="T96">數學化 之後的</text:span>）哲學。</text:p>
                      <text:list>
                        <text:list-item>
                          <text:p text:style-name="P85">推廣化、深入化。</text:p>
                        </text:list-item>
                      </text:list>
                    </text:list-item>
                    <text:list-item>
                      <text:p text:style-name="P85">（哲學<text:span text:style-name="T96">數學化 之後的</text:span>）哲學 <text:span text:style-name="T96">數學</text:span>哲學<text:span text:style-name="T96">化、數學物理化、日常生活化</text:span>。</text:p>
                      <text:list>
                        <text:list-item>
                          <text:p text:style-name="P85">實體化。</text:p>
                        </text:list-item>
                        <text:list-item>
                          <text:p text:style-name="P284">有機率<text:span text:style-name="T100"> 失真、</text:span>得出奇怪的結果。</text:p>
                          <text:list>
                            <text:list-item>
                              <text:p text:style-name="P85">得出奇怪的結果 <text:span text:style-name="T92">↔</text:span><text:span text:style-name="T114"> </text:span>哲學災難。</text:p>
                              <text:list>
                                <text:list-item>
                                  <text:p text:style-name="P87">抽象例子，紫外災難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7">明顯例子。</text:p>
                  <text:list>
                    <text:list-item>
                      <text:p text:style-name="P87">已知，哲學、數學 基於、根基是 邏輯學。</text:p>
                      <text:list>
                        <text:list-item>
                          <text:p text:style-name="P87">哲學、數學 擁有（部分）相同的 邏輯。</text:p>
                        </text:list-item>
                        <text:list-item>
                          <text:p text:style-name="P87">抽象例子，邏輯學 是 哲學、數學 的 公倍數。</text:p>
                        </text:list-item>
                        <text:list-item>
                          <text:p text:style-name="P87">抽象例子，假定 <text:span text:style-name="T17">邏輯學</text:span><text:span text:style-name="T43">=</text:span><text:span text:style-name="T44">210</text:span><text:span text:style-name="T17"> 是 哲學=</text:span><text:span text:style-name="T43">15</text:span><text:span text:style-name="T17">、數學</text:span><text:span text:style-name="T43">=21，</text:span>相同的 邏輯 =<text:span text:style-name="T43"> 3</text:span>。</text:p>
                        </text:list-item>
                        <text:list-item>
                          <text:p text:style-name="P87">明顯例子，哲學 → <text:span text:style-name="T79">(</text:span>哲學、數學 的共同語言化<text:span text:style-name="T79">) </text:span><text:span text:style-name="T15">→</text:span><text:span text:style-name="T133"> 共同語言 </text:span><text:span text:style-name="T134">→</text:span><text:span text:style-name="T133"> </text:span><text:span text:style-name="T79">(</text:span><text:span text:style-name="T133">數學化</text:span><text:span text:style-name="T79">) → </text:span><text:span text:style-name="T133">數學</text:span>。</text:p>
                          <text:list>
                            <text:list-item>
                              <text:p text:style-name="P87">明顯例子，程式語<text:span text:style-name="T17">言。</text:span></text:p>
                              <text:list>
                                <text:list-item>
                                  <text:p text:style-name="P87"><text:span text:style-name="T49">VB →（編譯）→ 組合語言、機械碼 →</text:span><text:span text:style-name="T50">（</text:span><text:span text:style-name="T49">反編譯</text:span><text:span text:style-name="T50"> </text:span><text:span text:style-name="T49">C語言化</text:span><text:span text:style-name="T50">）</text:span><text:span text:style-name="T49">→ C語言</text:span><text:span text:style-name="T137">。</text:span></text:p>
                                </text:list-item>
                                <text:list-item>
                                  <text:p text:style-name="P87">有機率 等效、映射、遺失、改變含意、沒有相對應的指令。</text:p>
                                </text:list-item>
                                <text:list-item>
                                  <text:p text:style-name="P87">原因<text:span text:style-name="T17">很明顯，VB、C語言 的 </text:span>指令集 不相同、沒有一模一樣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7">哲學 → <text:span text:style-name="T79">(</text:span>哲學邏輯學化<text:span text:style-name="T79">) </text:span><text:span text:style-name="T15">→</text:span><text:span text:style-name="T133"> 哲學型邏輯學 </text:span><text:span text:style-name="T134">→</text:span><text:span text:style-name="T133"> </text:span><text:span text:style-name="T79">(</text:span><text:span text:style-name="T133">邏輯學數學化</text:span><text:span text:style-name="T79">) →</text:span><text:span text:style-name="T133"> 邏輯學型數學</text:span>。</text:p>
                      <text:list>
                        <text:list-item>
                          <text:p text:style-name="P87">有機率 失真。</text:p>
                        </text:list-item>
                        <text:list-item>
                          <text:p text:style-name="P87"><text:span text:style-name="T133">邏輯學數學化</text:span>的 過程、結果。</text:p>
                          <text:list>
                            <text:list-item>
                              <text:p text:style-name="P87">有機率不是 明確的數值、某一特定數值、加減乘除。</text:p>
                              <text:list>
                                <text:list-item>
                                  <text:p text:style-name="P87">明顯例子，有機率不是<text:span text:style-name="T17"> </text:span><text:span text:style-name="T46">1、1~10000、（</text:span><text:span text:style-name="T48">1+10000</text:span><text:span text:style-name="T46">）</text:span><text:span text:style-name="T136">。</text:span></text:p>
                                </text:list-item>
                                <text:list-item>
                                  <text:p text:style-name="P88">明顯例子<text:span text:style-name="T17">，有機率是 </text:span><text:span text:style-name="T45">x、f(x)、（</text:span><text:span text:style-name="T47">ax</text:span><text:span text:style-name="T3">2</text:span><text:span text:style-name="T47">+bx+c</text:span><text:span text:style-name="T45">）</text:span><text:span text:style-name="T135">。</text:span></text:p>
                                </text:list-item>
                              </text:list>
                            </text:list-item>
                            <text:list-item>
                              <text:p text:style-name="P87">有機率是 代數、（方程式的）符號、概率值、大概值、模糊不清的值、邏輯運算。</text:p>
                              <text:list>
                                <text:list-item>
                                  <text:p text:style-name="P87"><text:span text:style-name="T17">邏輯運算 的 明顯例子，AND運算、OR運算、NOT</text:span>運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7">使用 數學工具、數學公式、數學模型 計算 <text:span text:style-name="T133">邏輯學</text:span>型<text:span text:style-name="T98">數學</text:span>。</text:p>
                      <text:list>
                        <text:list-item>
                          <text:p text:style-name="P87">推廣化、深入化。</text:p>
                        </text:list-item>
                      </text:list>
                    </text:list-item>
                    <text:list-item>
                      <text:p text:style-name="P87"><text:span text:style-name="T133">邏輯學</text:span>型<text:span text:style-name="T98">數學 </text:span><text:span text:style-name="T134">→</text:span><text:span text:style-name="T133"> </text:span><text:span text:style-name="T79">(</text:span><text:span text:style-name="T133">數學邏輯學化</text:span><text:span text:style-name="T79">) →</text:span><text:span text:style-name="T133"> 數學</text:span>型<text:span text:style-name="T98">邏輯學</text:span> → <text:span text:style-name="T79">(</text:span>邏輯學哲學化<text:span text:style-name="T79">) </text:span><text:span text:style-name="T15">→</text:span><text:span text:style-name="T133"> </text:span>哲學。</text:p>
                    </text:list-item>
                    <text:list-item>
                      <text:p text:style-name="P87"><text:span text:style-name="T133">邏輯學</text:span>型<text:span text:style-name="T98">數學</text:span> <text:span text:style-name="T134">→</text:span> <text:span text:style-name="T79">(</text:span><text:span text:style-name="T96">數學物理化</text:span><text:span text:style-name="T79">)</text:span><text:span text:style-name="T96">、</text:span><text:span text:style-name="T79">(</text:span><text:span text:style-name="T96">日常生活化</text:span><text:span text:style-name="T79">)</text:span>。</text:p>
                      <text:list>
                        <text:list-item>
                          <text:p text:style-name="P87">實體化。</text:p>
                        </text:list-item>
                        <text:list-item>
                          <text:p text:style-name="P87">有機率 失真、得出奇怪的結果。</text:p>
                          <text:list>
                            <text:list-item>
                              <text:p text:style-name="P87">得出奇怪的結果 <text:span text:style-name="T92">↔</text:span><text:span text:style-name="T114"> </text:span>哲學災難。</text:p>
                              <text:list>
                                <text:list-item>
                                  <text:p text:style-name="P87">抽象例子，紫外災難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5">抽象例子。</text:p>
                  <text:list>
                    <text:list-item>
                      <text:p text:style-name="P85">哲學 →<text:span text:style-name="T97">（</text:span>哲學<text:span text:style-name="T96">數學化</text:span><text:span text:style-name="T65">）</text:span>→ 哲學型<text:span text:style-name="T98">數學</text:span>。</text:p>
                    </text:list-item>
                    <text:list-item>
                      <text:p text:style-name="P85">使用 數學工具、數學公式、數學模型 計算 哲學型<text:span text:style-name="T98">數學</text:span>。</text:p>
                    </text:list-item>
                    <text:list-item>
                      <text:p text:style-name="P85">哲學型<text:span text:style-name="T98">數學 </text:span>→<text:span text:style-name="T97">（數學</text:span>哲學<text:span text:style-name="T96">化</text:span><text:span text:style-name="T65">）</text:span>→ 哲學。</text:p>
                    </text:list-item>
                  </text:list>
                </text:list-item>
                <text:list-item>
                  <text:p text:style-name="P85">抽象例子。</text:p>
                  <text:list>
                    <text:list-item>
                      <text:p text:style-name="P85"><text:span text:style-name="T65">時域</text:span><text:span text:style-name="T96">方程式 </text:span>→<text:span text:style-name="T97">（</text:span><text:span text:style-name="T65">傅立葉轉換）</text:span>→ <text:span text:style-name="T65">頻域</text:span><text:span text:style-name="T96">方程式</text:span>。</text:p>
                    </text:list-item>
                    <text:list-item>
                      <text:p text:style-name="P85">使用 積分 計算 <text:span text:style-name="T65">頻域</text:span><text:span text:style-name="T96">方程式</text:span>。</text:p>
                    </text:list-item>
                    <text:list-item>
                      <text:p text:style-name="P85"><text:span text:style-name="T65">頻域</text:span><text:span text:style-name="T97">方程式 </text:span>→<text:span text:style-name="T97">（</text:span>反<text:span text:style-name="T65">傅立葉轉換）</text:span>→ <text:span text:style-name="T65">時域</text:span><text:span text:style-name="T96">方程式</text:span>。</text:p>
                    </text:list-item>
                  </text:list>
                </text:list-item>
              </text:list>
            </text:list-item>
            <text:list-item>
              <text:p text:style-name="P238">哲學家。</text:p>
              <text:list>
                <text:list-item>
                  <text:p text:style-name="P239">哲學家（通常）主要 思考、批判（感測到的）當下的 時空背景。</text:p>
                  <text:list>
                    <text:list-item>
                      <text:p text:style-name="P240">時空背景 的 明顯例子，思想、言論、風氣、習俗、宗教、科技、社會、文化、文明。</text:p>
                    </text:list-item>
                  </text:list>
                </text:list-item>
                <text:list-item>
                  <text:p text:style-name="P241">哲學家（通常）次要 思考、批判（傳承到的）過去的 時空背景。</text:p>
                </text:list-item>
                <text:list-item>
                  <text:p text:style-name="P241">哲學家（通常）再次要 思考、批判（假想到的）未來的 時空背景。</text:p>
                </text:list-item>
              </text:list>
            </text:list-item>
          </text:list>
        </text:list-item>
        <text:list-item>
          <text:p text:style-name="P81"><text:bookmark-start text:name="最短距離"/>最短距離<text:bookmark-end text:name="最短距離"/></text:p>
          <text:list>
            <text:list-item>
              <text:p text:style-name="P81">明顯例子。</text:p>
              <text:list>
                <text:list-item>
                  <text:p text:style-name="P89">（沒有意識 的）光 不會走 全域型最短距離。</text:p>
                </text:list-item>
                <text:list-item>
                  <text:p text:style-name="P81">（沒有意識 的）光 會走 區域型最短距離。</text:p>
                </text:list-item>
                <text:list-item>
                  <text:p text:style-name="P81">明顯例子，假定，某一特定個體 在 某一特定傾斜面 上面。</text:p>
                  <text:list>
                    <text:list-item>
                      <text:p text:style-name="P81">假定，以 該傾斜面的 中心 為 座標系零點。</text:p>
                    </text:list-item>
                    <text:list-item>
                      <text:p text:style-name="P90"><text:span text:style-name="T25">假定，在 </text:span><text:span text:style-name="T17">XY平面的 </text:span><text:span text:style-name="T118">θ</text:span><text:span text:style-name="T27">度</text:span><text:span text:style-name="T118">，傾斜面的（XZ平面）傾斜角度 是（-θ）度</text:span>。</text:p>
                      <text:list>
                        <text:list-item>
                          <text:p text:style-name="P91"><text:span text:style-name="T120">90 </text:span><text:span text:style-name="T129">≥</text:span><text:span text:style-name="T120"> </text:span><text:span text:style-name="T118">θ </text:span><text:span text:style-name="T129">≥</text:span><text:span text:style-name="T120"> 0</text:span>。</text:p>
                        </text:list-item>
                        <text:list-item>
                          <text:p text:style-name="P90">明顯例子，<text:span text:style-name="T25">在 </text:span><text:span text:style-name="T17">XY平面的</text:span> <text:span text:style-name="T69">0</text:span><text:span text:style-name="T118">度，傾斜面的（XZ平面）傾斜角度 是 </text:span><text:span text:style-name="T119">0</text:span><text:span text:style-name="T118">度、水平面</text:span>。</text:p>
                        </text:list-item>
                      </text:list>
                    </text:list-item>
                    <text:list-item>
                      <text:p text:style-name="P92"><text:span text:style-name="T25">假定，在 </text:span><text:span text:style-name="T17">XY平面的 </text:span><text:span text:style-name="T118">θ</text:span><text:span text:style-name="T27">度</text:span><text:span text:style-name="T118">，傾斜面的（XZ平面）傾斜角度 是 </text:span><text:span text:style-name="T119">0</text:span><text:span text:style-name="T118">度</text:span>。</text:p>
                      <text:list>
                        <text:list-item>
                          <text:p text:style-name="P242"><text:span text:style-name="T15">360 &gt; </text:span><text:span text:style-name="T70">θ </text:span><text:span text:style-name="T71">&gt;</text:span><text:span text:style-name="T120"> </text:span><text:span text:style-name="T117">90</text:span>。</text:p>
                        </text:list-item>
                        <text:list-item>
                          <text:p text:style-name="P93">假定，該個體 從<text:span text:style-name="T17">（XY平面 的）</text:span><text:span text:style-name="T28">90</text:span><text:span text:style-name="T127">度（附近）往下滑</text:span>。</text:p>
                          <text:list>
                            <text:list-item>
                              <text:p text:style-name="P94">該個體 走 區域型最短路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5"><text:span text:style-name="T25">假定，</text:span><text:span text:style-name="T26">該傾斜面的 高度 是 10000公尺</text:span>。</text:p>
                      <text:list>
                        <text:list-item>
                          <text:p text:style-name="P96">假定，<text:span text:style-name="T29">100</text:span><text:span text:style-name="T128">公</text:span><text:span text:style-name="T26">尺(以下)</text:span><text:span text:style-name="T25">，在 </text:span><text:span text:style-name="T17">XY平面的 </text:span><text:span text:style-name="T118">θ</text:span><text:span text:style-name="T27">度</text:span><text:span text:style-name="T118">，傾斜面的</text:span><text:span text:style-name="T26">(</text:span><text:span text:style-name="T118">XZ平面</text:span><text:span text:style-name="T26">)</text:span><text:span text:style-name="T118">傾斜角度 是 -</text:span><text:span text:style-name="T121">90</text:span><text:span text:style-name="T118">度</text:span>。</text:p>
                          <text:list>
                            <text:list-item>
                              <text:p text:style-name="P97"><text:span text:style-name="T122">30</text:span><text:span text:style-name="T120"> </text:span><text:span text:style-name="T129">≥</text:span><text:span text:style-name="T120"> </text:span><text:span text:style-name="T118">θ </text:span><text:span text:style-name="T129">≥</text:span><text:span text:style-name="T120"> 0</text:span>。</text:p>
                            </text:list-item>
                          </text:list>
                        </text:list-item>
                        <text:list-item>
                          <text:p text:style-name="P96">假定，<text:span text:style-name="T29">100</text:span><text:span text:style-name="T128">公</text:span><text:span text:style-name="T26">尺(以下)</text:span><text:span text:style-name="T25">，在 </text:span><text:span text:style-name="T17">XY平面的 </text:span><text:span text:style-name="T118">θ</text:span><text:span text:style-name="T27">度</text:span><text:span text:style-name="T118">，傾斜面的</text:span><text:span text:style-name="T26">(</text:span><text:span text:style-name="T118">XZ平面</text:span><text:span text:style-name="T26">)</text:span><text:span text:style-name="T118">傾斜角度 是 </text:span><text:span text:style-name="T123">10</text:span><text:span text:style-name="T118">度</text:span>。</text:p>
                          <text:list>
                            <text:list-item>
                              <text:p text:style-name="P98"><text:span text:style-name="T122">60</text:span><text:span text:style-name="T120"> </text:span><text:span text:style-name="T129">≥</text:span><text:span text:style-name="T120"> </text:span><text:span text:style-name="T118">θ </text:span><text:span text:style-name="T129">&gt;</text:span><text:span text:style-name="T120"> </text:span><text:span text:style-name="T122">3</text:span><text:span text:style-name="T120">0</text:span>。</text:p>
                            </text:list-item>
                          </text:list>
                        </text:list-item>
                        <text:list-item>
                          <text:p text:style-name="P96">假定，<text:span text:style-name="T29">100</text:span><text:span text:style-name="T128">公</text:span><text:span text:style-name="T26">尺(以下)</text:span><text:span text:style-name="T25">，在 </text:span><text:span text:style-name="T17">XY平面的 </text:span><text:span text:style-name="T118">θ</text:span><text:span text:style-name="T27">度</text:span><text:span text:style-name="T118">，傾斜面的</text:span><text:span text:style-name="T26">(</text:span><text:span text:style-name="T118">XZ平面</text:span><text:span text:style-name="T26">)</text:span><text:span text:style-name="T118">傾斜角度 是 -</text:span><text:span text:style-name="T126">2</text:span><text:span text:style-name="T123">0</text:span><text:span text:style-name="T118">度</text:span>。</text:p>
                          <text:list>
                            <text:list-item>
                              <text:p text:style-name="P98"><text:span text:style-name="T124">75</text:span><text:span text:style-name="T120"> </text:span><text:span text:style-name="T129">≥</text:span><text:span text:style-name="T120"> </text:span><text:span text:style-name="T118">θ </text:span><text:span text:style-name="T129">&gt;</text:span><text:span text:style-name="T120"> </text:span><text:span text:style-name="T125">60</text:span>。</text:p>
                            </text:list-item>
                          </text:list>
                        </text:list-item>
                        <text:list-item>
                          <text:p text:style-name="P99"><text:span text:style-name="T25">假定，在 </text:span><text:span text:style-name="T17">XY平面的 </text:span><text:span text:style-name="T118">θ</text:span><text:span text:style-name="T27">度</text:span><text:span text:style-name="T118">，傾斜面的（XZ平面）傾斜角度 是 -</text:span><text:span text:style-name="T123">10</text:span><text:span text:style-name="T118">度</text:span>。</text:p>
                          <text:list>
                            <text:list-item>
                              <text:p text:style-name="P243"><text:span text:style-name="T15">360 &gt; </text:span><text:span text:style-name="T70">θ </text:span><text:span text:style-name="T129">&gt;</text:span><text:span text:style-name="T120"> </text:span><text:span text:style-name="T124">75</text:span>。</text:p>
                            </text:list-item>
                          </text:list>
                        </text:list-item>
                        <text:list-item>
                          <text:p text:style-name="P100">假定，在 <text:span text:style-name="T26">高度 是 10000公尺，</text:span>該個體 從<text:span text:style-name="T17">（XY平面 的）</text:span><text:span text:style-name="T28">90</text:span><text:span text:style-name="T127">度（附近）往下滑</text:span>。</text:p>
                          <text:list>
                            <text:list-item>
                              <text:p text:style-name="P101">假定，在 <text:span text:style-name="T26">高度 </text:span><text:span text:style-name="T29">100</text:span><text:span text:style-name="T26">公尺（以下），</text:span>該個體 從<text:span text:style-name="T17">（XY平面 的）</text:span><text:span text:style-name="T32">9</text:span><text:span text:style-name="T30">0度 移動到 </text:span><text:span text:style-name="T33">75</text:span><text:span text:style-name="T127">度</text:span>。</text:p>
                            </text:list-item>
                            <text:list-item>
                              <text:p text:style-name="P102">假定，在 <text:span text:style-name="T26">高度 </text:span><text:span text:style-name="T29">100</text:span><text:span text:style-name="T26">公尺（以下），</text:span>該個體 從<text:span text:style-name="T17">（XY平面 的）</text:span><text:span text:style-name="T34">75</text:span><text:span text:style-name="T30">度~</text:span><text:span text:style-name="T34">6</text:span><text:span text:style-name="T31">0</text:span><text:span text:style-name="T127">度 往下滑</text:span>。</text:p>
                              <text:list>
                                <text:list-item>
                                  <text:p text:style-name="P103">該個體 走 區域型最短路徑。</text:p>
                                </text:list-item>
                                <text:list-item>
                                  <text:p text:style-name="P104">明顯例子，沒有意識的、本能和傳承還不夠高的 光 <text:span text:style-name="T93">↔</text:span> 該個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5">假定，在 <text:span text:style-name="T26">高度 是 10000公尺，</text:span>該個體 從<text:span text:style-name="T17">（XY平面 的）</text:span><text:span text:style-name="T28">90</text:span><text:span text:style-name="T127">度（附近）往下滑</text:span>。</text:p>
                          <text:list>
                            <text:list-item>
                              <text:p text:style-name="P106">假定，在 <text:span text:style-name="T26">高度 </text:span><text:span text:style-name="T29">100</text:span><text:span text:style-name="T26">公尺（以上），</text:span>該個體 從<text:span text:style-name="T17">（XY平面 的）</text:span><text:span text:style-name="T32">9</text:span><text:span text:style-name="T30">0度 移動到 </text:span><text:span text:style-name="T31">30</text:span><text:span text:style-name="T127">度</text:span>。</text:p>
                            </text:list-item>
                            <text:list-item>
                              <text:p text:style-name="P106">假定，在 <text:span text:style-name="T26">高度 </text:span><text:span text:style-name="T29">100</text:span><text:span text:style-name="T26">公尺（以下），</text:span>該個體 從<text:span text:style-name="T17">（XY平面 的）</text:span><text:span text:style-name="T30">0度~</text:span><text:span text:style-name="T31">30</text:span><text:span text:style-name="T127">度 往下滑</text:span>。</text:p>
                              <text:list>
                                <text:list-item>
                                  <text:p text:style-name="P107">該個體 走 全域型最短路徑。</text:p>
                                </text:list-item>
                                <text:list-item>
                                  <text:p text:style-name="P108">明顯例子，有意識的、本能和傳承足夠高的 光 <text:span text:style-name="T93">↔</text:span>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1">明顯例子，假定，某一特定個體 玩 溜滑梯。</text:p>
                  <text:list>
                    <text:list-item>
                      <text:p text:style-name="P81">假定，有<text:span text:style-name="T17"> </text:span><text:span text:style-name="T23">10000個</text:span><text:span text:style-name="T115"> 溜滑梯 可以選擇。</text:span></text:p>
                    </text:list-item>
                    <text:list-item>
                      <text:p text:style-name="P81">假定，每一個 流滑梯的 入口的 高度 都在<text:span text:style-name="T17"> </text:span><text:span text:style-name="T24">10000</text:span><text:span text:style-name="T116">公尺。</text:span></text:p>
                    </text:list-item>
                    <text:list-item>
                      <text:p text:style-name="P81">假定，每一個 溜滑梯的 出口 都在<text:span text:style-name="T17"> </text:span><text:span text:style-name="T24">0公尺</text:span><text:span text:style-name="T116">、地平面</text:span>。</text:p>
                    </text:list-item>
                    <text:list-item>
                      <text:p text:style-name="P81">假定，每一個 溜滑梯 都是 連續、沒有斷裂。</text:p>
                    </text:list-item>
                    <text:list-item>
                      <text:p text:style-name="P81">假定，該個體 只看得到（每一個 溜滑梯的）入口的 傾斜度。</text:p>
                      <text:list>
                        <text:list-item>
                          <text:p text:style-name="P81">假定，該個體 選擇 入口（的）傾斜度 最高的 溜滑梯。</text:p>
                          <text:list>
                            <text:list-item>
                              <text:p text:style-name="P81">該個體 走 區域型最短路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1">假定，該個體 看得到（每一個 溜滑梯的）路徑長。</text:p>
                      <text:list>
                        <text:list-item>
                          <text:p text:style-name="P81">假定，該個體 選擇 路徑長 最短的 溜滑梯。</text:p>
                          <text:list>
                            <text:list-item>
                              <text:p text:style-name="P81">該個體 走 全域型最短路徑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85"><text:bookmark-start text:name="平衡"/>平衡<text:bookmark-end text:name="平衡"/></text:p>
          <text:list>
            <text:list-item>
              <text:p text:style-name="P81">明顯例子，力平衡。</text:p>
              <text:list>
                <text:list-item>
                  <text:p text:style-name="P109">平衡、尺度。</text:p>
                  <text:list>
                    <text:list-item>
                      <text:p text:style-name="P286"><text:span text:style-name="T100">力平衡，力 在 </text:span>古典尺度<text:span text:style-name="T100">、宏觀尺度 靜力平衡、</text:span>靜止<text:span text:style-name="T100">狀態</text:span>。</text:p>
                    </text:list-item>
                    <text:list-item>
                      <text:p text:style-name="P285"><text:span text:style-name="T100">力平衡，力 在 </text:span>微觀尺度<text:span text:style-name="T100"> 運動、</text:span>交互作用。</text:p>
                      <text:list>
                        <text:list-item>
                          <text:p text:style-name="P81">運動 的 明顯例子，震動、移動、旋轉。</text:p>
                        </text:list-item>
                        <text:list-item>
                          <text:p text:style-name="P81">交互作用 的 明顯例子，兩個個體 互相 接觸、碰撞、彈射、傳遞能量、傳遞宗量。</text:p>
                        </text:list-item>
                      </text:list>
                    </text:list-item>
                    <text:list-item>
                      <text:p text:style-name="P81">明顯例子，假定，石頭 靜止不動。</text:p>
                      <text:list>
                        <text:list-item>
                          <text:p text:style-name="P81">石頭（仍然）擁有 力個體。</text:p>
                        </text:list-item>
                        <text:list-item>
                          <text:p text:style-name="P81">石頭 蘊含的 力（仍然）在 運動、交互作用。</text:p>
                        </text:list-item>
                      </text:list>
                    </text:list-item>
                  </text:list>
                </text:list-item>
                <text:list-item>
                  <text:p text:style-name="P110">力平衡。</text:p>
                  <text:list>
                    <text:list-item>
                      <text:p text:style-name="P111">力平衡 <text:span text:style-name="T89">↔</text:span><text:span text:style-name="T130"> 宇宙恆定論、宇宙靜止不動論</text:span>。</text:p>
                    </text:list-item>
                    <text:list-item>
                      <text:p text:style-name="P112">力不平衡 <text:span text:style-name="T89">↔</text:span><text:span text:style-name="T130"> 宇宙膨脹論、宇宙收縮論</text:span>。</text:p>
                    </text:list-item>
                    <text:list-item>
                      <text:p text:style-name="P113">力 有機率 平衡、不平衡 <text:span text:style-name="T89">↔</text:span><text:span text:style-name="T130"> 宇宙個體論、個體宇宙觀</text:span>。</text:p>
                      <text:list>
                        <text:list-item>
                          <text:p text:style-name="P269">（<text:span text:style-name="T130">個體宇宙觀 的 相關描述在 </text:span><text:span text:style-name="T109">新生之書</text:span><text:span text:style-name="T130">的 </text:span><text:span text:style-name="T109">_</text:span><text:span text:style-name="T130"> 文件群的 </text:span><text:span text:style-name="T109">宇宙觀</text:span>）</text:p>
                        </text:list-item>
                        <text:list-item>
                          <text:p text:style-name="P114">明顯例子，石頭 有機率 靜止不動、等速運動、變速運動、慢速運動、高速運動。</text:p>
                          <text:list>
                            <text:list-item>
                              <text:p text:style-name="P114">力 有機率 離開 石頭，進入 動物、植物、靜物。</text:p>
                            </text:list-item>
                            <text:list-item>
                              <text:p text:style-name="P114">動物、植物、靜物 有機率蘊含 力。</text:p>
                              <text:list>
                                <text:list-item>
                                  <text:p text:style-name="P115">動物、植物、靜物 <text:span text:style-name="T89">↔</text:span><text:span text:style-name="T130"> </text:span><text:span text:style-name="T15">&lt;?</text:span><text:span text:style-name="T74">a</text:span><text:span text:style-name="T73">&gt;</text:span>。</text:p>
                                </text:list-item>
                                <text:list-item>
                                  <text:p text:style-name="P115">力 <text:span text:style-name="T89">↔</text:span><text:span text:style-name="T130"> </text:span><text:span text:style-name="T15">&lt;?</text:span><text:span text:style-name="T74">b</text:span><text:span text:style-name="T73">&gt;</text:span><text:span text:style-name="T131">個體。</text:span></text:p>
                                  <text:list>
                                    <text:list-item>
                                      <text:p text:style-name="P244"><text:span text:style-name="T15">n </text:span><text:span text:style-name="T71">≥</text:span><text:span text:style-name="T15"> a </text:span><text:span text:style-name="T71">&gt; b</text:span><text:span text:style-name="T15"> </text:span><text:span text:style-name="T71">≥</text:span><text:span text:style-name="T15"> u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6"><text:span text:style-name="T15">假定，&lt;?</text:span><text:span text:style-name="T74">a</text:span><text:span text:style-name="T73">&gt;個體</text:span> 觀測<text:span text:style-name="T17"> &lt;?b&gt;個體</text:span>。</text:p>
              <text:list>
                <text:list-item>
                  <text:p text:style-name="P116">假定，<text:span text:style-name="T17">尺度，&lt;?</text:span><text:span text:style-name="T35">a&gt;個體 遠遠大於 &lt;?b&gt;個體</text:span>。</text:p>
                </text:list-item>
                <text:list-item>
                  <text:p text:style-name="P116">假定<text:span text:style-name="T17">，&lt;?</text:span><text:span text:style-name="T37">a&gt;個體 認定，&lt;?b&gt;個體 蘊含 &lt;?c&gt;個體</text:span><text:span text:style-name="T132">。</text:span></text:p>
                </text:list-item>
                <text:list-item>
                  <text:p text:style-name="P117">假定，<text:span text:style-name="T17">&lt;?</text:span><text:span text:style-name="T35">a&gt;個體 </text:span><text:span text:style-name="T36">有機率 </text:span>宏觀尺度型認定、<text:span text:style-name="T36">古典尺度型認定</text:span> <text:span text:style-name="T35">&lt;?b&gt;個體 &lt;?</text:span><text:span text:style-name="T37">c&gt;</text:span><text:span text:style-name="T35">平衡、靜止不動</text:span>。</text:p>
                  <text:list>
                    <text:list-item>
                      <text:p text:style-name="P118"><text:span text:style-name="T17">&lt;?</text:span><text:span text:style-name="T38">b</text:span><text:span text:style-name="T17">&gt;個</text:span>體（仍然）有機率有 生命、文明。</text:p>
                      <text:list>
                        <text:list-item>
                          <text:p text:style-name="P119"><text:span text:style-name="T40">某一特定</text:span><text:span text:style-name="T17">個</text:span>體<text:span text:style-name="T35"> </text:span><text:span text:style-name="T36">有機率認定，</text:span><text:span text:style-name="T17">&lt;?</text:span><text:span text:style-name="T38">b</text:span><text:span text:style-name="T17">&gt;個</text:span>體 是 有生命的個體<text:span text:style-name="T17">。</text:span></text:p>
                          <text:list>
                            <text:list-item>
                              <text:p text:style-name="P120"><text:span text:style-name="T17">該個體 的 明顯例子，&lt;?</text:span><text:span text:style-name="T35">a&gt;個體、</text:span><text:span text:style-name="T17">&lt;?</text:span><text:span text:style-name="T38">b</text:span><text:span text:style-name="T17">&gt;個</text:span>體、<text:span text:style-name="T17">&lt;?</text:span><text:span text:style-name="T39">c</text:span><text:span text:style-name="T17">&gt;個</text:span>體、人類個體<text:span text:style-name="T17">。</text:span></text:p>
                            </text:list-item>
                            <text:list-item>
                              <text:p text:style-name="P119"><text:span text:style-name="T17">該個</text:span>體<text:span text:style-name="T35"> </text:span><text:span text:style-name="T36">有機率認定，</text:span><text:span text:style-name="T17">&lt;?</text:span><text:span text:style-name="T38">b</text:span><text:span text:style-name="T17">&gt;個</text:span>體 有 生命（跡象）。</text:p>
                            </text:list-item>
                            <text:list-item>
                              <text:p text:style-name="P121"><text:span text:style-name="T17">該個</text:span>體<text:span text:style-name="T35"> </text:span><text:span text:style-name="T36">有機率認定，</text:span><text:span text:style-name="T17">&lt;?</text:span><text:span text:style-name="T38">b</text:span><text:span text:style-name="T17">&gt;個</text:span>體 裡面（蘊含、包覆、擁有）有 生命、意識、文明。</text:p>
                            </text:list-item>
                          </text:list>
                        </text:list-item>
                        <text:list-item>
                          <text:p text:style-name="P122"><text:span text:style-name="T40">某一特定</text:span><text:span text:style-name="T17">個</text:span>體<text:span text:style-name="T35"> </text:span><text:span text:style-name="T36">有機率認定，</text:span><text:span text:style-name="T17">&lt;?</text:span><text:span text:style-name="T38">b</text:span><text:span text:style-name="T17">&gt;個</text:span>體 不是 有生命的個體<text:span text:style-name="T17">。</text:span></text:p>
                        </text:list-item>
                      </text:list>
                    </text:list-item>
                    <text:list-item>
                      <text:p text:style-name="P123"><text:span text:style-name="T37">&lt;?c&gt;個體</text:span>（仍然）<text:span text:style-name="T37">有機率有 生命、文明</text:span>。</text:p>
                      <text:list>
                        <text:list-item>
                          <text:p text:style-name="P124"><text:span text:style-name="T17">某一特定個</text:span>體<text:span text:style-name="T35"> </text:span><text:span text:style-name="T36">有機率認定，</text:span><text:span text:style-name="T37">&lt;?c&gt;個體</text:span> 是 生命、文明<text:span text:style-name="T17">。</text:span></text:p>
                          <text:list>
                            <text:list-item>
                              <text:p text:style-name="P125"><text:span text:style-name="T17">該個</text:span>體<text:span text:style-name="T35"> </text:span><text:span text:style-name="T36">有機率認定，</text:span><text:span text:style-name="T37">&lt;?c&gt;個體</text:span> 是 有生命的個體<text:span text:style-name="T17">。</text:span></text:p>
                              <text:list>
                                <text:list-item>
                                  <text:p text:style-name="P126"><text:span text:style-name="T17">該個體</text:span><text:span text:style-name="T35"> </text:span><text:span text:style-name="T36">有機率認定，</text:span><text:span text:style-name="T37">&lt;?c&gt;個體</text:span><text:span text:style-name="T17"> 是 有生命的個體、有意識的個體、文明個體。</text:span></text:p>
                                </text:list-item>
                              </text:list>
                            </text:list-item>
                            <text:list-item>
                              <text:p text:style-name="P127"><text:span text:style-name="T17">該個</text:span>體<text:span text:style-name="T35"> </text:span><text:span text:style-name="T36">有機率認定，</text:span><text:span text:style-name="T17">&lt;?</text:span><text:span text:style-name="T41">c</text:span><text:span text:style-name="T17">&gt;個</text:span>體 有 生命（跡象）<text:span text:style-name="T17">。</text:span></text:p>
                            </text:list-item>
                            <text:list-item>
                              <text:p text:style-name="P126"><text:span text:style-name="T17">該個</text:span>體<text:span text:style-name="T35"> </text:span><text:span text:style-name="T36">有機率認定，</text:span><text:span text:style-name="T17">&lt;?</text:span><text:span text:style-name="T42">c</text:span><text:span text:style-name="T17">&gt;個</text:span>體 裡面（蘊含、包覆、擁有）有 生命、意識、文明。</text:p>
                            </text:list-item>
                          </text:list>
                        </text:list-item>
                        <text:list-item>
                          <text:p text:style-name="P122"><text:span text:style-name="T17">某一特定個</text:span>體<text:span text:style-name="T35"> </text:span><text:span text:style-name="T36">有機率認定，</text:span><text:span text:style-name="T37">&lt;?c&gt;個體</text:span> 不是 生命、文明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2">明顯例子，宏觀尺度，人體 靜止不動。</text:p>
              <text:list>
                <text:list-item>
                  <text:p text:style-name="P122">古典尺度，人體 呼吸起伏。</text:p>
                </text:list-item>
                <text:list-item>
                  <text:p text:style-name="P122">微觀尺度，紅血球 在 血液循環系統 運動。</text:p>
                </text:list-item>
                <text:list-item>
                  <text:p text:style-name="P128">假定，某一特定個體 觀測 人體。</text:p>
                  <text:list>
                    <text:list-item>
                      <text:p text:style-name="P128">該個體 有機率宏觀尺度型認定，人體 不是 生命、文明。</text:p>
                      <text:list>
                        <text:list-item>
                          <text:p text:style-name="P128">該個體 有機率宏觀尺度認定，人體 是 一個靜止不動的點、無法觀測到的存在。</text:p>
                        </text:list-item>
                        <text:list-item>
                          <text:p text:style-name="P129">該個體 有機率宏觀尺度認定，人體 是（人類 認定的）量子。</text:p>
                        </text:list-item>
                        <text:list-item>
                          <text:p text:style-name="P130">該個體 有機率宏觀尺度認定，研究 人體的 存在、變化 <text:span text:style-name="T17">是 (人類 認定的)</text:span>量子力學。</text:p>
                          <text:list>
                            <text:list-item>
                              <text:p text:style-name="P131">該個體 有機率宏觀尺度認定，人體的 姿勢 是（人類 認定的）量子疊加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8">該個體 有機率古典尺度型認定，人體 是 生命，人體 不是 文明。</text:p>
                    </text:list-item>
                    <text:list-item>
                      <text:p text:style-name="P132">該個體 有機率微觀尺度型認定，人體 是 生命、文明。</text:p>
                      <text:list>
                        <text:list-item>
                          <text:p text:style-name="P128">該個體 有機率微觀尺度型認定，細胞群 形成（名稱是 人體 的）生命、文明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87"><text:bookmark-start text:name="波、粒子"/>波、粒子<text:bookmark-end text:name="波、粒子"/></text:p>
          <text:list>
            <text:list-item>
              <text:p text:style-name="P288">波 是<text:span text:style-name="T100"> 單一粒子、一群粒子、某一特定個體 的 </text:span>變化。</text:p>
              <text:list>
                <text:list-item>
                  <text:p text:style-name="P133">變化 的 明顯例子，（微觀尺度）粒子 隨著 時間流逝 變化 <text:span text:style-name="T94">↔</text:span><text:span text:style-name="T138">（古典尺度、宏觀尺度）波</text:span>。</text:p>
                  <text:list>
                    <text:list-item>
                      <text:p text:style-name="P133">明顯例子，（微觀尺度）粒子 沒有隨著 時間流逝 變化 <text:span text:style-name="T94">↔</text:span><text:span text:style-name="T138">（古典尺度</text:span><text:span text:style-name="T53">）0（Hz</text:span><text:span text:style-name="T138">）的波</text:span>。</text:p>
                    </text:list-item>
                  </text:list>
                </text:list-item>
                <text:list-item>
                  <text:p text:style-name="P134">變化 的 明顯例子，（微觀尺度）粒子 隨著 空間移動 變化 <text:span text:style-name="T94">↔</text:span><text:span text:style-name="T138">（古典尺度、宏觀尺度）波</text:span>。</text:p>
                </text:list-item>
              </text:list>
            </text:list-item>
            <text:list-item>
              <text:p text:style-name="P289">粒子 是<text:span text:style-name="T100"> 單一粒子、一群粒子、某一特定個體 的 </text:span>存在。</text:p>
              <text:list>
                <text:list-item>
                  <text:p text:style-name="P135">單一粒子 是 位在相同時空的 單一 靜止粒子、頻率粒子。</text:p>
                  <text:list>
                    <text:list-item>
                      <text:p text:style-name="P136">單一靜止粒子 是 位在相同時空的 只有存在、沒有變化 的 粒子。</text:p>
                      <text:list>
                        <text:list-item>
                          <text:p text:style-name="P137">相同時空 是 同一個位置點、同一個時間點。</text:p>
                        </text:list-item>
                        <text:list-item>
                          <text:p text:style-name="P138">單一靜止粒子 是 以<text:span text:style-name="T51">0（Hz）震動、</text:span><text:span text:style-name="T52">沒有震動 </text:span><text:span text:style-name="T51">的 個體</text:span>。</text:p>
                        </text:list-item>
                      </text:list>
                    </text:list-item>
                    <text:list-item>
                      <text:p text:style-name="P139">單一頻率粒子 是 位在相同時空的 有存在、有變化 的 粒子。</text:p>
                      <text:list>
                        <text:list-item>
                          <text:p text:style-name="P138">單一頻率粒子 是 單一型頻率粒子、複合型頻率粒子。</text:p>
                          <text:list>
                            <text:list-item>
                              <text:p text:style-name="P138">單一型頻率粒子 的 明顯例子，以 <text:span text:style-name="T51">1（Hz）震動的 個體</text:span>。</text:p>
                            </text:list-item>
                            <text:list-item>
                              <text:p text:style-name="P138">複合型頻率粒子 的 明顯例子，以（<text:span text:style-name="T51">1（Hz）、10000（Hz））震動的 個體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5">一群粒子 是 分佈在不同 空間、時間 的 一群 靜止粒子、頻率粒子。</text:p>
                  <text:list>
                    <text:list-item>
                      <text:p text:style-name="P140">一群靜止粒子 是 分佈在不同 空間、時間 的 一群 單一靜止粒子。</text:p>
                    </text:list-item>
                    <text:list-item>
                      <text:p text:style-name="P140">一群頻率粒子 是 分佈在不同 空間、時間 的 一群 單一頻率粒子。</text:p>
                    </text:list-item>
                  </text:list>
                </text:list-item>
                <text:list-item>
                  <text:p text:style-name="P140">明顯例子，某一特定粒子 擁有 一群頻率粒子。</text:p>
                  <text:list>
                    <text:list-item>
                      <text:p text:style-name="P141">抽象例子，分形。</text:p>
                    </text:list-item>
                  </text:list>
                </text:list-item>
                <text:list-item>
                  <text:p text:style-name="P141">明顯例子，某一特定粒子 擁有 波、粒子。</text:p>
                  <text:list>
                    <text:list-item>
                      <text:p text:style-name="P142">抽象例子，分形。</text:p>
                    </text:list-item>
                  </text:list>
                </text:list-item>
                <text:list-item>
                  <text:p text:style-name="P142">已知，變化 基於、根基是 存在。</text:p>
                  <text:list>
                    <text:list-item>
                      <text:p text:style-name="P142">波 基於、根基是 粒子。</text:p>
                    </text:list-item>
                  </text:list>
                </text:list-item>
              </text:list>
            </text:list-item>
            <text:list-item>
              <text:p text:style-name="P290"><text:span text:style-name="T100">明顯例子，</text:span>假定，<text:span text:style-name="T100">某一特定</text:span>個體 擁有 粒子群。</text:p>
              <text:list>
                <text:list-item>
                  <text:p text:style-name="P143">粒子群 之間的 交互作用。</text:p>
                  <text:list>
                    <text:list-item>
                      <text:p text:style-name="P290">粒子群<text:span text:style-name="T100"> 之間的 交互作用 </text:span>越相依<text:span text:style-name="T100">反應</text:span>，該個體 越像 波<text:span text:style-name="T100">、一個個體</text:span>。</text:p>
                    </text:list-item>
                    <text:list-item>
                      <text:p text:style-name="P290">粒子群<text:span text:style-name="T100"> 之間的 交互作用 </text:span>越獨立<text:span text:style-name="T100">反應</text:span>，該個體 越像 粒子<text:span text:style-name="T100">、多個個體、一個個體</text:span>。</text:p>
                    </text:list-item>
                  </text:list>
                </text:list-item>
                <text:list-item>
                  <text:p text:style-name="P144">粒子群 之間的 交互作用。</text:p>
                  <text:list>
                    <text:list-item>
                      <text:p text:style-name="P145">粒子群 之間的 交互作用 越過於弱、越過於鬆散、越獨立反應，該個體 越像 多個粒子。</text:p>
                      <text:list>
                        <text:list-item>
                          <text:p text:style-name="P228">該個體 越像 多個粒子（組成的 個體）、多顆物體、多個點。</text:p>
                        </text:list-item>
                        <text:list-item>
                          <text:p text:style-name="P145">明顯例子，氫原子、水分子。</text:p>
                        </text:list-item>
                      </text:list>
                    </text:list-item>
                    <text:list-item>
                      <text:p text:style-name="P146">粒子群 之間的 交互作用 越適度強弱、越適度鬆緊、越相依反應，該個體 越像 波。</text:p>
                      <text:list>
                        <text:list-item>
                          <text:p text:style-name="P227">該個體 越像 連續體、連綿不斷的個體、一團渾然一體的個體、一團物體、線、面。</text:p>
                          <text:list>
                            <text:list-item>
                              <text:p text:style-name="P227">一團物體 的 明顯例子，一團布。</text:p>
                              <text:list>
                                <text:list-item>
                                  <text:p text:style-name="P231">把 布 拿起來 →<text:span text:style-name="T160">（布 蘊含的）</text:span>力（相對）緩慢、延時<text:span text:style-name="T160">（</text:span><text:span text:style-name="T17">在 布 裡面</text:span><text:span text:style-name="T160">）</text:span>傳遞。</text:p>
                                </text:list-item>
                                <text:list-item>
                                  <text:p text:style-name="P232">把 布 拿起來 →<text:span text:style-name="T160">（布的 內在物質 蘊含的）</text:span>力<text:span text:style-name="T17">(</text:span>相對<text:span text:style-name="T17">)</text:span>緩慢<text:span text:style-name="T17">(在 布 裡面)</text:span>傳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7">明顯例子，力、水波。</text:p>
                        </text:list-item>
                      </text:list>
                    </text:list-item>
                    <text:list-item>
                      <text:p text:style-name="P145">粒子群 之間的 交互作用 越過於強、越過於緊密、越獨立反應，該個體 越像 一個粒子。</text:p>
                      <text:list>
                        <text:list-item>
                          <text:p text:style-name="P229">該個體 越像 一個粒子（組成的 個體）、一顆渾然一體的個體、一顆物體、一個點。</text:p>
                          <text:list>
                            <text:list-item>
                              <text:p text:style-name="P229">一顆物體 的 明顯例子，一顆釘子。</text:p>
                              <text:list>
                                <text:list-item>
                                  <text:p text:style-name="P230">把 釘子 拿起來 →<text:span text:style-name="T160">（釘子 蘊含的）</text:span>力<text:span text:style-name="T17">(相對)快速、瞬時(在 釘子 裡面)</text:span>傳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8">明顯例子，光、電子。</text:p>
                        </text:list-item>
                      </text:list>
                    </text:list-item>
                  </text:list>
                </text:list-item>
                <text:list-item>
                  <text:p text:style-name="P149">粒子群 之間的 黏性、黏著力、強力。</text:p>
                  <text:list>
                    <text:list-item>
                      <text:p text:style-name="P149">粒子群 之間的 黏性 越過於弱、越過於鬆散、越獨立反應，該個體 越像 多個粒子。</text:p>
                    </text:list-item>
                    <text:list-item>
                      <text:p text:style-name="P149">粒子群 之間的 黏性 越適度強弱、越適度鬆緊、越相依反應，該個體 越像 波。</text:p>
                    </text:list-item>
                    <text:list-item>
                      <text:p text:style-name="P149">粒子群 之間的 黏性 越過於強、越過於緊密、越獨立反應，該個體 越像 一個粒子。</text:p>
                    </text:list-item>
                  </text:list>
                </text:list-item>
              </text:list>
            </text:list-item>
            <text:list-item>
              <text:p text:style-name="P150">抽象例子，撞球群 擁有 一群 撞球。</text:p>
              <text:list>
                <text:list-item>
                  <text:p text:style-name="P150">假定，球桿 敲擊，撞球群 之間 交互作用。</text:p>
                  <text:list>
                    <text:list-item>
                      <text:p text:style-name="P151"><text:span text:style-name="T17">(</text:span>敲擊前，<text:span text:style-name="T17">)</text:span>撞球群之間的位置 越過於鬆散，<text:span text:style-name="T17">(敲擊後，)</text:span>撞球群的 反應、現象 越像 粒子<text:span text:style-name="T17">。</text:span></text:p>
                      <text:list>
                        <text:list-item>
                          <text:p text:style-name="P152">撞球群 越像 多個 撞球（組成的 個體）<text:span text:style-name="T17">。</text:span></text:p>
                        </text:list-item>
                      </text:list>
                    </text:list-item>
                    <text:list-item>
                      <text:p text:style-name="P151"><text:span text:style-name="T17">(</text:span>敲擊前，<text:span text:style-name="T17">)</text:span>撞球群之間的位置 越適度鬆緊，<text:span text:style-name="T17">(</text:span>敲擊後，<text:span text:style-name="T17">)</text:span>撞球群的 反應、現象 越像 波。</text:p>
                    </text:list-item>
                    <text:list-item>
                      <text:p text:style-name="P151"><text:span text:style-name="T17">(</text:span>敲擊前，<text:span text:style-name="T17">)</text:span>撞球群之間的位置 越過於緊密，<text:span text:style-name="T17">(敲擊後，)</text:span>撞球群的 反應、現象 越像 粒子。</text:p>
                      <text:list>
                        <text:list-item>
                          <text:p text:style-name="P152">撞球群 越像 一個 大撞球（組成的 個體）。</text:p>
                        </text:list-item>
                      </text:list>
                    </text:list-item>
                  </text:list>
                </text:list-item>
                <text:list-item>
                  <text:p text:style-name="P153">球桿 敲擊的 力、力道。</text:p>
                  <text:list>
                    <text:list-item>
                      <text:p text:style-name="P154">敲擊的 力 越太大、越太重，撞球群的 反應、現象 越像 粒子、多個撞球。</text:p>
                    </text:list-item>
                    <text:list-item>
                      <text:p text:style-name="P154">敲擊的 力 越適度、越剛好，撞球群的 反應、現象 越像 波、一個能量體。</text:p>
                    </text:list-item>
                    <text:list-item>
                      <text:p text:style-name="P154">敲擊的 力 越太小、越太輕，撞球群的 反應、現象 越像 粒子、一個大撞球。</text:p>
                    </text:list-item>
                  </text:list>
                </text:list-item>
                <text:list-item>
                  <text:p text:style-name="P155">撞球的 存在、變化。</text:p>
                  <text:list>
                    <text:list-item>
                      <text:p text:style-name="P155">撞球的 存在越太小、變化越太大，撞球群的 反應、現象 越像 粒子、多個撞球。</text:p>
                      <text:list>
                        <text:list-item>
                          <text:p text:style-name="P155">存在 的 明顯例子，尺度、尺寸、重量。</text:p>
                        </text:list-item>
                        <text:list-item>
                          <text:p text:style-name="P155">變化 的 明顯例子，運動、移動、旋轉。</text:p>
                        </text:list-item>
                      </text:list>
                    </text:list-item>
                    <text:list-item>
                      <text:p text:style-name="P156">撞球的 存在越適度、變化越適度，撞球群的 反應、現象 越像 波、一個能量體。</text:p>
                    </text:list-item>
                    <text:list-item>
                      <text:p text:style-name="P157">撞球的 存在越太大、變化越太小，撞球群的 反應、現象 越像 粒子、一個大撞球。</text:p>
                    </text:list-item>
                  </text:list>
                </text:list-item>
                <text:list-item>
                  <text:p text:style-name="P157">撞球的 黏著力、彈射力。</text:p>
                  <text:list>
                    <text:list-item>
                      <text:p text:style-name="P157">撞球的 黏著力越太小、彈射力越太大，撞球群的 反應、現象 越像 粒子、多個撞球。</text:p>
                    </text:list-item>
                    <text:list-item>
                      <text:p text:style-name="P157">撞球的 黏著力越適度、彈射力越適度，撞球群的 反應、現象 越像 波、一個能量體。</text:p>
                    </text:list-item>
                    <text:list-item>
                      <text:p text:style-name="P157">撞球的 黏著力越太大、彈射力越太小，撞球群的 反應、現象 越像 粒子、一個大撞球。</text:p>
                      <text:list>
                        <text:list-item>
                          <text:p text:style-name="P270">（黏著力、彈射力 的相關描述在 <text:span text:style-name="T107">物質世界學</text:span>文件群的<text:span text:style-name="T107">強力、弱力、引力、電磁力</text:span>）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8">明顯例子，假定，某一特定個體 看著、觀測、感測（某一特定電腦螢幕的）某一特<text:span text:style-name="T17">定LED燈</text:span>。</text:p>
              <text:list>
                <text:list-item>
                  <text:p text:style-name="P158">假定，該<text:span text:style-name="T17">LED燈</text:span> 發出 紅光。</text:p>
                  <text:list>
                    <text:list-item>
                      <text:p text:style-name="P159">該個體 有機率認定，紅光 是（視野中、螢幕上）一個像素的光、一個粒子。</text:p>
                    </text:list-item>
                  </text:list>
                </text:list-item>
                <text:list-item>
                  <text:p text:style-name="P159">假定，該紅光 從 淺紅 漸變成 深紅。</text:p>
                  <text:list>
                    <text:list-item>
                      <text:p text:style-name="P159">該個體 有機率認定，該過程 是 波、波動。</text:p>
                    </text:list-item>
                  </text:list>
                </text:list-item>
                <text:list-item>
                  <text:p text:style-name="P160">假定，該<text:span text:style-name="T15">LED</text:span>燈 發射的 光 從 紅光 變成 紫光。</text:p>
                  <text:list>
                    <text:list-item>
                      <text:p text:style-name="P160">該個體 有機率認定，該過程 是 波、波動。</text:p>
                    </text:list-item>
                  </text:list>
                </text:list-item>
                <text:list-item>
                  <text:p text:style-name="P160">假定，三個<text:span text:style-name="T15">LED</text:span>燈 連續分佈。</text:p>
                  <text:list>
                    <text:list-item>
                      <text:p text:style-name="P160">假定，左邊<text:span text:style-name="T17">LED燈</text:span> 發出 淺紅光。</text:p>
                    </text:list-item>
                    <text:list-item>
                      <text:p text:style-name="P161">假定，中間<text:span text:style-name="T17">LED燈</text:span> 發出 正紅光。</text:p>
                    </text:list-item>
                    <text:list-item>
                      <text:p text:style-name="P161">假定，右邊<text:span text:style-name="T17">LED燈</text:span> 發出 深紅光。</text:p>
                    </text:list-item>
                  </text:list>
                </text:list-item>
                <text:list-item>
                  <text:p text:style-name="P161">假定，三個紅光（使用 相同速度，）等速運動，從 左邊 移動到 右邊。</text:p>
                  <text:list>
                    <text:list-item>
                      <text:p text:style-name="P162">左邊<text:span text:style-name="T17">LED燈</text:span> 沒有發光。</text:p>
                    </text:list-item>
                    <text:list-item>
                      <text:p text:style-name="P162">中間<text:span text:style-name="T17">LED燈</text:span> 發出 淺紅光。</text:p>
                    </text:list-item>
                    <text:list-item>
                      <text:p text:style-name="P163">右邊<text:span text:style-name="T17">LED燈</text:span> 發出 中紅光。</text:p>
                    </text:list-item>
                    <text:list-item>
                      <text:p text:style-name="P162">右<text:span text:style-name="T17">邊LED燈的右邊LED燈</text:span> 發出 深紅光。</text:p>
                    </text:list-item>
                    <text:list-item>
                      <text:p text:style-name="P161">該個體 有機率認定，該紅光 在 <text:span text:style-name="T17">移動，LED燈群 </text:span>在 傳遞 淺紅光、中紅光、深紅光。</text:p>
                      <text:list>
                        <text:list-item>
                          <text:p text:style-name="P164"><text:span text:style-name="T17">LED燈 </text:span><text:span text:style-name="T80">↔</text:span><text:span text:style-name="T54"> 存在、粒子</text:span>。</text:p>
                          <text:list>
                            <text:list-item>
                              <text:p text:style-name="P164">沒有發光 的<text:span text:style-name="T17"> LED</text:span>燈（仍然）存在。</text:p>
                            </text:list-item>
                            <text:list-item>
                              <text:p text:style-name="P164">假定，該個體 看不<text:span text:style-name="T17">到 LED燈</text:span>。</text:p>
                              <text:list>
                                <text:list-item>
                                  <text:p text:style-name="P164">該個體 有機率認定<text:span text:style-name="T17">，LED燈 </text:span>是 黑體、黑洞。</text:p>
                                </text:list-item>
                                <text:list-item>
                                  <text:p text:style-name="P245">該個體 有機率認定，<text:span text:style-name="T113">沒有發光 的</text:span><text:span text:style-name="T55"> LED</text:span><text:span text:style-name="T113">燈 不存在、消失不見</text:span>。</text:p>
                                  <text:list>
                                    <text:list-item>
                                      <text:p text:style-name="P245">假<text:span text:style-name="T17">定，</text:span><text:span text:style-name="T56">沒有發光 的 </text:span><text:span text:style-name="T17">LED燈 </text:span>有（發射、散發）餘熱。</text:p>
                                      <text:list>
                                        <text:list-item>
                                          <text:p text:style-name="P245">該個體 有機率認定，該餘熱 是 真空背景輻射。</text:p>
                                          <text:list>
                                            <text:list-item>
                                              <text:p text:style-name="P245">真空背景輻射 <text:span text:style-name="T95">↔</text:span><text:span text:style-name="T140"> 宇宙背景輻射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46"><text:span text:style-name="T55">假定，LED</text:span><text:span text:style-name="T113">燈 發出 光</text:span>。</text:p>
                                  <text:list>
                                    <text:list-item>
                                      <text:p text:style-name="P246">該個體 有機率認定，<text:span text:style-name="T113">光 是 無中生有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4">光<text:span text:style-name="T17"> </text:span><text:span text:style-name="T80">↔</text:span><text:span text:style-name="T54"> 變化、波</text:span>。</text:p>
                          <text:list>
                            <text:list-item>
                              <text:p text:style-name="P164">光 基於、根基是<text:span text:style-name="T15"> LED燈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2">明顯例子，存在。</text:p>
              <text:list>
                <text:list-item>
                  <text:p text:style-name="P203">（函數曲線（相對於 畫面）的）存在。</text:p>
                  <text:list>
                    <text:list-item>
                      <text:p text:style-name="P204">存在 越太大，函數曲線 越像 粒子、多個點、多個曲線、曲線有鋸齒狀。</text:p>
                    </text:list-item>
                    <text:list-item>
                      <text:p text:style-name="P202">存在 越適度，函數曲線 越像 波、一個連續曲線。</text:p>
                    </text:list-item>
                    <text:list-item>
                      <text:p text:style-name="P202">存在 越太小，函數曲線 越像 粒子、一個點。</text:p>
                    </text:list-item>
                  </text:list>
                </text:list-item>
                <text:list-item>
                  <text:p text:style-name="P203">（函數曲面（相對於 畫面）的）存在。</text:p>
                  <text:list>
                    <text:list-item>
                      <text:p text:style-name="P204">存在 越太大，函數曲面 越像 粒子、多個點、多個曲面、曲面有方形狀。</text:p>
                    </text:list-item>
                    <text:list-item>
                      <text:p text:style-name="P202">存在 越適度，函數曲面 越像 波、一個連續曲面。</text:p>
                    </text:list-item>
                    <text:list-item>
                      <text:p text:style-name="P202">存在 越太小，函數曲面 越像 粒子、一個點。</text:p>
                    </text:list-item>
                  </text:list>
                </text:list-item>
              </text:list>
            </text:list-item>
            <text:list-item>
              <text:p text:style-name="P202">明顯例子，假定，某一特定個體 觀看（某一特定螢幕 撥放的）影片。</text:p>
              <text:list>
                <text:list-item>
                  <text:p text:style-name="P206">該個體 距離 該螢幕 越太近，該影片 越像 粒子、多個點、由多個像素方塊組成的畫面。</text:p>
                </text:list-item>
                <text:list-item>
                  <text:p text:style-name="P214">該個體 距離 該螢幕 越適中，該影片 越像 波、畫面、沒有像素方塊組成的畫面。</text:p>
                </text:list-item>
                <text:list-item>
                  <text:p text:style-name="P207">該個體 距離 該螢幕 越太遠，該影片 越像 粒子、一個點、由一個像素方塊組成的畫面。</text:p>
                  <text:list>
                    <text:list-item>
                      <text:p text:style-name="P215">該個體 有機率認定，該一個像素方塊 沒有顯示 圖案。</text:p>
                      <text:list>
                        <text:list-item>
                          <text:p text:style-name="P215">該個體 有機率認定，該一個像素方塊 沒有顯示 多個 顏色、幾何 組成的 圖案。</text:p>
                        </text:list-item>
                      </text:list>
                    </text:list-item>
                    <text:list-item>
                      <text:p text:style-name="P209">該個體 有機率認定，該像素方塊 只有顯示 顏色。</text:p>
                      <text:list>
                        <text:list-item>
                          <text:p text:style-name="P208">該個體 有機率認定，該一個像素方塊 一次、同時 只顯示 一種顏色。</text:p>
                          <text:list>
                            <text:list-item>
                              <text:p text:style-name="P208">抽象例子，紅色沙子、藍色沙子 混在一起 變成 紫色沙子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1">（多個顏色 組成的）圖案<text:span text:style-name="T139"> </text:span><text:span text:style-name="T95">↔</text:span><text:span text:style-name="T140"> 多個振幅 組成的、形成的（某一特定個體的）外表、現象</text:span>。</text:p>
                      <text:list>
                        <text:list-item>
                          <text:p text:style-name="P212">像素方塊<text:span text:style-name="T139"> </text:span><text:span text:style-name="T95">↔</text:span><text:span text:style-name="T140"> 該個體</text:span>。</text:p>
                        </text:list-item>
                        <text:list-item>
                          <text:p text:style-name="P210">顏色<text:span text:style-name="T139"> </text:span><text:span text:style-name="T95">↔</text:span><text:span text:style-name="T140"> 頻率</text:span>。</text:p>
                        </text:list-item>
                        <text:list-item>
                          <text:p text:style-name="P213">幾何<text:span text:style-name="T139"> </text:span><text:span text:style-name="T95">↔</text:span><text:span text:style-name="T140"> 振幅</text:span>。</text:p>
                          <text:list>
                            <text:list-item>
                              <text:p text:style-name="P216"><text:span text:style-name="T139">幾何 </text:span><text:span text:style-name="T95">↔</text:span><text:span text:style-name="T140"> 振幅、頻率、相位差、前進速度、宗速運動頻率、本質、現象、存在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6">明顯例子，假定，某一特定個體 觀看（混在一起的）紅色沙子、藍色沙子。</text:p>
              <text:list>
                <text:list-item>
                  <text:p text:style-name="P216">該個體 距離 沙子群 越太近，沙子群 越像 粒子、多個點、由多個紅色沙子和藍色沙子組成。</text:p>
                </text:list-item>
                <text:list-item>
                  <text:p text:style-name="P217">該個體 距離 沙子群 越適中，沙子群 越像 波、一團紫色的物體。</text:p>
                </text:list-item>
                <text:list-item>
                  <text:p text:style-name="P217">該個體 距離 沙子群 越太遠，沙子群 越像 粒子、一個點、一個紫色的點。</text:p>
                </text:list-item>
              </text:list>
            </text:list-item>
          </text:list>
        </text:list-item>
        <text:list-item>
          <text:p text:style-name="P165"><text:bookmark-start text:name="宏觀世界、古典世界、微觀世界"/>宏觀世界、古典世界、微觀世界<text:bookmark-end text:name="宏觀世界、古典世界、微觀世界"/></text:p>
          <text:list>
            <text:list-item>
              <text:p text:style-name="P165">宏觀世界、古典世界、微觀世界<text:span text:style-name="T139"> </text:span><text:span text:style-name="T95">↔</text:span><text:span text:style-name="T140"> 宏觀</text:span>尺度的世界、古典尺度的世界、微觀尺度的世界。</text:p>
              <text:list>
                <text:list-item>
                  <text:p text:style-name="P165">抽象例子，分形。</text:p>
                </text:list-item>
              </text:list>
            </text:list-item>
            <text:list-item>
              <text:p text:style-name="P165">明顯例子。</text:p>
              <text:list>
                <text:list-item>
                  <text:p text:style-name="P166">對於（生存、生活 在）宏觀世界的（宏觀尺度）個體 來說。</text:p>
                  <text:list>
                    <text:list-item>
                      <text:p text:style-name="P167">古典尺度的世界 是 微觀世界。</text:p>
                    </text:list-item>
                    <text:list-item>
                      <text:p text:style-name="P167">微觀尺度的世界 是 <text:span text:style-name="T57">(</text:span><text:span text:style-name="T17">微觀世界</text:span><text:span text:style-name="T57">)</text:span><text:span text:style-name="T4">2</text:span>。</text:p>
                    </text:list-item>
                  </text:list>
                </text:list-item>
                <text:list-item>
                  <text:p text:style-name="P165">對於（生存、生活 在）古典世界的（古典尺度）個體 來說。</text:p>
                  <text:list>
                    <text:list-item>
                      <text:p text:style-name="P165">宏觀尺度的世界 是 宏觀世界。</text:p>
                    </text:list-item>
                    <text:list-item>
                      <text:p text:style-name="P168">微觀尺度的世界 是 微觀世界。</text:p>
                    </text:list-item>
                  </text:list>
                </text:list-item>
                <text:list-item>
                  <text:p text:style-name="P169">對於（生存、生活 在）微觀世界的（微觀尺度）個體 來說。</text:p>
                  <text:list>
                    <text:list-item>
                      <text:p text:style-name="P168">宏觀尺度的世界 是 <text:span text:style-name="T57">(</text:span>宏觀<text:span text:style-name="T17">世界</text:span><text:span text:style-name="T57">)</text:span><text:span text:style-name="T4">2</text:span>。</text:p>
                    </text:list-item>
                    <text:list-item>
                      <text:p text:style-name="P168">古典尺度的世界 是 宏觀世界。</text:p>
                    </text:list-item>
                  </text:list>
                </text:list-item>
              </text:list>
            </text:list-item>
            <text:list-item>
              <text:p text:style-name="P170">宏觀世界、古典世界、微觀世界 的 個體 有（自己 認定的）物理定律、化學反應、萬物法則。</text:p>
              <text:list>
                <text:list-item>
                  <text:p text:style-name="P171">宏觀世界、古典世界、微觀世界 的 個體 有（自己 認定的）學門、存在、變化、個體。</text:p>
                </text:list-item>
                <text:list-item>
                  <text:p text:style-name="P172">宏觀世界、古典世界、微觀世界 的 個體 有（自己認定的）內在物質、內部機制、外在環境。</text:p>
                </text:list-item>
                <text:list-item>
                  <text:p text:style-name="P173">明顯例子，宏觀個體 認定的 量子力學<text:span text:style-name="T139"> </text:span><text:span text:style-name="T95">↔</text:span><text:span text:style-name="T140"> 古典個體 認定的 物理定律、化學反應</text:span>。</text:p>
                  <text:list>
                    <text:list-item>
                      <text:p text:style-name="P174">宏觀個體 是（生存、生活 在）宏觀世界的（宏觀尺度）個體。</text:p>
                    </text:list-item>
                  </text:list>
                </text:list-item>
                <text:list-item>
                  <text:p text:style-name="P175">明顯例子，古典個體 認定的 量子力學<text:span text:style-name="T139"> </text:span><text:span text:style-name="T95">↔</text:span><text:span text:style-name="T140"> 微觀個體 認定的 物理定律、化學反應</text:span>。</text:p>
                </text:list-item>
                <text:list-item>
                  <text:p text:style-name="P176">明顯例子，<text:span text:style-name="T140">微觀個體 認定的 多個宇宙 </text:span><text:span text:style-name="T95">↔</text:span><text:span text:style-name="T140"> </text:span>古典個體 認定的 氫原子。</text:p>
                  <text:list>
                    <text:list-item>
                      <text:p text:style-name="P175"><text:span text:style-name="T140">氫原子 </text:span><text:span text:style-name="T95">↔</text:span><text:span text:style-name="T140">（古典尺度的）多個粒子</text:span>。</text:p>
                      <text:list>
                        <text:list-item>
                          <text:p text:style-name="P271">（相關描述在 <text:span text:style-name="T107">世界學</text:span> 文件群的 <text:span text:style-name="T107">波、粒子</text:span> <text:span text:style-name="T141">的 </text:span><text:span text:style-name="T107">假定，某一特定個體 擁有 粒子群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77">明顯例子，<text:span text:style-name="T140">微觀個體 認定的 平行宇宙、多個宇宙組成的大宇宙 </text:span><text:span text:style-name="T95">↔</text:span><text:span text:style-name="T140"> </text:span>古典個體 認定的 力。</text:p>
                  <text:list>
                    <text:list-item>
                      <text:p text:style-name="P176"><text:span text:style-name="T140">力 </text:span><text:span text:style-name="T95">↔</text:span><text:span text:style-name="T140">（古典尺度的）波</text:span>。</text:p>
                    </text:list-item>
                  </text:list>
                </text:list-item>
                <text:list-item>
                  <text:p text:style-name="P178">明顯例子，<text:span text:style-name="T140">微觀個體 認定的 宇宙 </text:span><text:span text:style-name="T95">↔</text:span><text:span text:style-name="T140"> </text:span>古典個體 認定的 光、電子。</text:p>
                  <text:list>
                    <text:list-item>
                      <text:p text:style-name="P260"><text:span text:style-name="T140">微觀個體 認定的 宇宙之外的 世界、其他個體 </text:span><text:span text:style-name="T95">↔</text:span><text:span text:style-name="T140"> 古典個體 認定的 光之外的 其他個體</text:span>。</text:p>
                    </text:list-item>
                    <text:list-item>
                      <text:p text:style-name="P179">光、電子<text:span text:style-name="T140"> </text:span><text:span text:style-name="T95">↔</text:span><text:span text:style-name="T140">（古典尺度的）一個</text:span>粒子。</text:p>
                    </text:list-item>
                  </text:list>
                </text:list-item>
              </text:list>
            </text:list-item>
            <text:list-item>
              <text:p text:style-name="P247"><text:span text:style-name="T113">某一特定古典個體 有機率 設計、制造、使用 某一特定宏觀個體</text:span>。</text:p>
            </text:list-item>
            <text:list-item>
              <text:p text:style-name="P176">某一特定古典個體 有機率 設計、制造、使用 某一特定微觀個體。</text:p>
              <text:list>
                <text:list-item>
                  <text:p text:style-name="P176">該微觀個體 有機率認定，該古典個體 是 神、造物主、創世神、建造者、設計者、製造者。</text:p>
                  <text:list>
                    <text:list-item>
                      <text:p text:style-name="P176">該古典個體 有機率認定，該微觀個體 沒有 生命<text:span text:style-name="T142">、文明</text:span>。</text:p>
                    </text:list-item>
                    <text:list-item>
                      <text:p text:style-name="P176">該古典個體 有機率認定，該微觀個體 有 生命<text:span text:style-name="T142">、文明</text:span>。</text:p>
                      <text:list>
                        <text:list-item>
                          <text:p text:style-name="P180">該古典個體 有機率認定，該微觀個體 是 生命<text:span text:style-name="T142">、文明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76">該古典個體 讓 該微觀個體（自然而然、理所當然）生存、生活 在 微觀世界。</text:p>
                  <text:list>
                    <text:list-item>
                      <text:p text:style-name="P181">該微觀個體 <text:span text:style-name="T142">記錄、好奇、探索 微觀世界（本身）</text:span>。</text:p>
                      <text:list>
                        <text:list-item>
                          <text:p text:style-name="P181">該微觀個體 <text:span text:style-name="T142">記錄、好奇、探索 微觀世界的 物理定律、化學反應、萬物法則</text:span>。</text:p>
                        </text:list-item>
                        <text:list-item>
                          <text:p text:style-name="P182">該微觀個體 <text:span text:style-name="T142">記錄、好奇、探索 微觀世界的 存在、變化</text:span>、生命<text:span text:style-name="T142">、文明、學門、個體</text:span>。</text:p>
                        </text:list-item>
                      </text:list>
                    </text:list-item>
                    <text:list-item>
                      <text:p text:style-name="P183">該古典個體 觀測 該微觀個體，<text:span text:style-name="T142">記錄、好奇、探索</text:span> 微觀世界。</text:p>
                      <text:list>
                        <text:list-item>
                          <text:p text:style-name="P184">該微觀個體 有機率 設計、制造、使用 更微小的微觀個體。</text:p>
                          <text:list>
                            <text:list-item>
                              <text:p text:style-name="P184">更微小的微觀個體 <text:span text:style-name="T142">記錄、好奇、探索</text:span> 更微小的微觀世界。</text:p>
                            </text:list-item>
                            <text:list-item>
                              <text:p text:style-name="P184">該微觀個體 觀測 更微小的微觀個體，<text:span text:style-name="T142">記錄、好奇、探索</text:span> 更微小的微觀世界。</text:p>
                            </text:list-item>
                            <text:list-item>
                              <text:p text:style-name="P185">該古典個體 觀測 該微觀個體（本身），<text:span text:style-name="T142">記錄、好奇、探索</text:span> 微觀世界。</text:p>
                            </text:list-item>
                            <text:list-item>
                              <text:p text:style-name="P185">該古典個體 觀測 該微觀個體的 <text:span text:style-name="T142">記錄、好奇、探索，記錄、好奇</text:span> 微觀世界。</text:p>
                            </text:list-item>
                            <text:list-item>
                              <text:p text:style-name="P186">該古典個體 觀測 該微觀個體的 <text:span text:style-name="T142">記錄、好奇、探索，記錄</text:span> 更微小的微觀世界。</text:p>
                            </text:list-item>
                            <text:list-item>
                              <text:p text:style-name="P182">抽象例子，俄羅斯娃娃。</text:p>
                            </text:list-item>
                            <text:list-item>
                              <text:p text:style-name="P187">抽象例子<text:span text:style-name="T17">。</text:span></text:p>
                              <text:list>
                                <text:list-item>
                                  <text:p text:style-name="P187"><text:span text:style-name="T60">1公尺</text:span><text:span text:style-name="T58">的個體 觀測、記錄 </text:span><text:span text:style-name="T60">0.1公尺</text:span><text:span text:style-name="T143">的</text:span><text:span text:style-name="T58">個體、</text:span><text:span text:style-name="T60">0.1公尺</text:span><text:span text:style-name="T143">的</text:span><text:span text:style-name="T58">個體的記錄</text:span><text:span text:style-name="T143">。</text:span></text:p>
                                  <text:list>
                                    <text:list-item>
                                      <text:p text:style-name="P188"><text:span text:style-name="T58">1</text:span><text:span text:style-name="T60">公尺</text:span><text:span text:style-name="T58">的個體 有機率看不到 </text:span><text:span text:style-name="T60">0.1公尺</text:span><text:span text:style-name="T143">的</text:span><text:span text:style-name="T58">個體的 文字。</text:span></text:p>
                                    </text:list-item>
                                    <text:list-item>
                                      <text:p text:style-name="P188"><text:span text:style-name="T58">1</text:span><text:span text:style-name="T60">公尺</text:span><text:span text:style-name="T58">的個體 有機率聽不到 </text:span><text:span text:style-name="T60">0.1公尺</text:span><text:span text:style-name="T143">的</text:span><text:span text:style-name="T58">個體的 聲音</text:span><text:span text:style-name="T60">。</text:span></text:p>
                                    </text:list-item>
                                    <text:list-item>
                                      <text:p text:style-name="P253"><text:span text:style-name="T58">1公尺的個體 有機率讓 </text:span><text:span text:style-name="T17">0.1公尺的個體的 </text:span><text:span text:style-name="T62">肉體、意識</text:span><text:span text:style-name="T17"> 發射 物質、能量。</text:span></text:p>
                                      <text:list>
                                        <text:list-item>
                                          <text:p text:style-name="P261">肉體、意識 發射 物質、能量 的 明顯例子，大腦 發射 電磁波。</text:p>
                                        </text:list-item>
                                        <text:list-item>
                                          <text:p text:style-name="P254"><text:span text:style-name="T58">1公尺的個體 有機率接收 該電磁波，</text:span><text:span text:style-name="T63">記錄</text:span><text:span text:style-name="T58"> </text:span><text:span text:style-name="T60">0.1公尺</text:span><text:span text:style-name="T143">的</text:span><text:span text:style-name="T58">個體。</text:span></text:p>
                                        </text:list-item>
                                        <text:list-item>
                                          <text:p text:style-name="P253"><text:span text:style-name="T81">1公尺的個體 有機率接收 該電磁波，記錄 </text:span><text:span text:style-name="T82">0.1公尺</text:span><text:span text:style-name="T143">的</text:span><text:span text:style-name="T81">個體的 記錄</text:span><text:span text:style-name="T113">。</text:span></text:p>
                                        </text:list-item>
                                        <text:list-item>
                                          <text:p text:style-name="P255"><text:span text:style-name="T15">0.1公尺的個體</text:span><text:span text:style-name="T81"> 有機率接收，1公尺的個體 發射</text:span><text:span text:style-name="T143">的</text:span><text:span text:style-name="T81"> 電磁波。</text:span></text:p>
                                        </text:list-item>
                                        <text:list-item>
                                          <text:p text:style-name="P255"><text:span text:style-name="T81">1公尺的個體、</text:span><text:span text:style-name="T15">0.1公尺的個體</text:span><text:span text:style-name="T81"> 有機率藉由 電磁波 </text:span><text:span text:style-name="T113">交互作用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89"><text:span text:style-name="T60">0.1公尺</text:span><text:span text:style-name="T58">的個體 觀測、記錄 </text:span><text:span text:style-name="T60">0.01公尺</text:span><text:span text:style-name="T143">的</text:span><text:span text:style-name="T58">個體、</text:span><text:span text:style-name="T60">0.</text:span><text:span text:style-name="T61">0</text:span><text:span text:style-name="T60">1公尺</text:span><text:span text:style-name="T143">的</text:span><text:span text:style-name="T58">個體的記錄</text:span>。</text:p>
                                </text:list-item>
                                <text:list-item>
                                  <text:p text:style-name="P189"><text:span text:style-name="T60">0.0</text:span><text:span text:style-name="T58">1</text:span><text:span text:style-name="T60">公尺</text:span><text:span text:style-name="T58">的個體 觀測、記錄 </text:span><text:span text:style-name="T59">0.</text:span><text:span text:style-name="T60">00</text:span><text:span text:style-name="T59">1</text:span><text:span text:style-name="T60">公尺</text:span><text:span text:style-name="T143">的</text:span><text:span text:style-name="T58">個體、</text:span><text:span text:style-name="T60">0.</text:span><text:span text:style-name="T61">00</text:span><text:span text:style-name="T60">1公尺</text:span><text:span text:style-name="T143">的</text:span><text:span text:style-name="T58">個體的記錄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2">該古典個體 有機率無法直接觀測 微觀世界。</text:p>
                          <text:list>
                            <text:list-item>
                              <text:p text:style-name="P190">該古典個體 有機率無法直接觀測，微觀世界的 存在、變化。</text:p>
                            </text:list-item>
                            <text:list-item>
                              <text:p text:style-name="P184">該古典個體 有機率無法直接觀測，更微小的微觀個體的 存在、變化。</text:p>
                            </text:list-item>
                            <text:list-item>
                              <text:p text:style-name="P191">該古典個體 有機率無法直接觀測，更微小的微觀世界的 存在、變化。</text:p>
                            </text:list-item>
                          </text:list>
                        </text:list-item>
                        <text:list-item>
                          <text:p text:style-name="P192">該古典個體 有機率能夠直接 觀測、記錄 該微觀個體。</text:p>
                          <text:list>
                            <text:list-item>
                              <text:p text:style-name="P191">該古典個體 有機率能夠直接 觀測、記錄，該微觀個體的 存在、變化。</text:p>
                            </text:list-item>
                            <text:list-item>
                              <text:p text:style-name="P193">該古典個體 有機率能夠直接 觀測、記錄，該微觀個體的 <text:span text:style-name="T142">記錄、好奇、探索</text:span>。</text:p>
                              <text:list>
                                <text:list-item>
                                  <text:p text:style-name="P194">該古典個體 有機率能夠間接 觀測、記錄 微觀世界。</text:p>
                                </text:list-item>
                                <text:list-item>
                                  <text:p text:style-name="P191">該微觀個體 有機率無法直接觀測，更微小的微觀世界的 存在、變化。</text:p>
                                </text:list-item>
                                <text:list-item>
                                  <text:p text:style-name="P191">該微觀個體 有機率能夠<text:span text:style-name="T17">間接</text:span>觀測，更微小的微觀個體的 存在、變化。</text:p>
                                  <text:list>
                                    <text:list-item>
                                      <text:p text:style-name="P195">該古典個體 有機率能夠直接觀測，該微觀個體的 <text:span text:style-name="T142">記錄、好奇、探索</text:span>。</text:p>
                                    </text:list-item>
                                    <text:list-item>
                                      <text:p text:style-name="P196">該古典個體 有機率能夠間接觀測 更微小的微觀個體。</text:p>
                                      <text:list>
                                        <text:list-item>
                                          <text:p text:style-name="P195">該古典個體 有機率能夠間接觀測，更微小的微觀個體的 <text:span text:style-name="T142">記錄、好奇</text:span>。</text:p>
                                        </text:list-item>
                                        <text:list-item>
                                          <text:p text:style-name="P197">該古典個體 有機率能夠<text:span text:style-name="T17">(間接)</text:span><text:span text:style-name="T5">2</text:span>觀測 更微小的微觀世界。</text:p>
                                        </text:list-item>
                                        <text:list-item>
                                          <text:p text:style-name="P205">該古典個體 有機率能夠<text:span text:style-name="T15">(間接)</text:span><text:span text:style-name="T6">2</text:span>觀測（<text:span text:style-name="T15">微觀世界</text:span>）<text:span text:style-name="T7">2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8"><text:span text:style-name="T113">某一特定古典個體 有機率 設計、制造、使用 某一特定個體</text:span>。</text:p>
              <text:list>
                <text:list-item>
                  <text:p text:style-name="P248">明顯例子，該古典個體、該<text:span text:style-name="T113">個體 宗疊</text:span>。</text:p>
                  <text:list>
                    <text:list-item>
                      <text:p text:style-name="P249"><text:span text:style-name="T113">該古典個體 有機率無法直接觀測 宗疊世界</text:span>。</text:p>
                    </text:list-item>
                    <text:list-item>
                      <text:p text:style-name="P249"><text:span text:style-name="T113">該古典個體 有機率能夠直接觀測 該個體</text:span>。</text:p>
                      <text:list>
                        <text:list-item>
                          <text:p text:style-name="P250">明顯例子，無人潛水艇。</text:p>
                          <text:list>
                            <text:list-item>
                              <text:p text:style-name="P250">海面上的個體 <text:span text:style-name="T156">↔</text:span><text:span text:style-name="T155"> 該古典個體</text:span>。</text:p>
                            </text:list-item>
                            <text:list-item>
                              <text:p text:style-name="P250">海面下的無人潛水艇 <text:span text:style-name="T156">↔</text:span><text:span text:style-name="T155"> 該個體</text:span>。</text:p>
                            </text:list-item>
                            <text:list-item>
                              <text:p text:style-name="P251">有線通訊、無線通訊 <text:span text:style-name="T156">↔</text:span><text:span text:style-name="T155"> 該古典個體、該個體 感測、交互作用</text:span>。</text:p>
                            </text:list-item>
                          </text:list>
                        </text:list-item>
                        <text:list-item>
                          <text:p text:style-name="P251">抽象例子，亮光型<text:span text:style-name="T15">UFO</text:span>。</text:p>
                        </text:list-item>
                      </text:list>
                    </text:list-item>
                    <text:list-item>
                      <text:p text:style-name="P252">該個體 有機率是 宏觀尺度、古典尺度、微觀尺度 的 個體。</text:p>
                    </text:list-item>
                  </text:list>
                </text:list-item>
              </text:list>
            </text:list-item>
            <text:list-item>
              <text:p text:style-name="P224">明顯例子，假定，某一特定個體 觀看（混在一起的）紅色沙子、藍色沙子。</text:p>
              <text:list>
                <text:list-item>
                  <text:p text:style-name="P224">古典個體 觀測 <text:span text:style-name="T159">宏觀</text:span>個體，<text:span text:style-name="T159">宏觀</text:span>個體 越像 粒子、多個點、由多個個體組成。</text:p>
                  <text:list>
                    <text:list-item>
                      <text:p text:style-name="P226">明顯例子，人類 越太近距離觀測 樂高城堡，樂高城堡 越像 由多個樂高積木組成。</text:p>
                    </text:list-item>
                    <text:list-item>
                      <text:p text:style-name="P225">明顯例子，人類 使用 人造衛星，觀測 土星環。</text:p>
                    </text:list-item>
                  </text:list>
                </text:list-item>
                <text:list-item>
                  <text:p text:style-name="P224">古典個體 觀測 古典個體，古典個體 越像 波、一團物體。</text:p>
                  <text:list>
                    <text:list-item>
                      <text:p text:style-name="P226">明顯例子，人類 越適當距離觀測 樂高城堡，樂高城堡 越像 一團顏色、一個城堡圖案。</text:p>
                      <text:list>
                        <text:list-item>
                          <text:p text:style-name="P226">一團顏色 是 一團 清晰可見、模糊不清 的 顏色、圖案。</text:p>
                        </text:list-item>
                      </text:list>
                    </text:list-item>
                    <text:list-item>
                      <text:p text:style-name="P225">明顯例子，人類 使用 望遠鏡，觀測 土星環。</text:p>
                    </text:list-item>
                  </text:list>
                </text:list-item>
                <text:list-item>
                  <text:p text:style-name="P224">古典個體 觀測 微觀個體，微觀個體 越像 粒子、一個點。</text:p>
                  <text:list>
                    <text:list-item>
                      <text:p text:style-name="P226">明顯例子，人類 越太遠距離觀測 樂高城堡，樂高城堡 越像 一個顏色、一個點。</text:p>
                    </text:list-item>
                    <text:list-item>
                      <text:p text:style-name="P224">明顯例子，人類 使用 肉眼，觀測 土星環。</text:p>
                    </text:list-item>
                  </text:list>
                </text:list-item>
              </text:list>
            </text:list-item>
            <text:list-item>
              <text:p text:style-name="P233">已知，<text:span text:style-name="T144">尺度 越小</text:span>，時間、<text:span text:style-name="T142">變化 越快</text:span>。</text:p>
              <text:list>
                <text:list-item>
                  <text:p text:style-name="P275">（相關描述在 <text:span text:style-name="T107">世界學</text:span> 文件群的 <text:span text:style-name="T110">距離</text:span> <text:span text:style-name="T141">的 </text:span><text:span text:style-name="T111">思考速度、文明發展速度，第一個個體 有機率更快於 第二個個體</text:span>）</text:p>
                </text:list-item>
                <text:list-item>
                  <text:p text:style-name="P234"><text:span text:style-name="T142">變化 越快 是 </text:span>能夠 <text:span text:style-name="T142">變化的 </text:span>範圍 越大。</text:p>
                </text:list-item>
                <text:list-item>
                  <text:p text:style-name="P235">時間、<text:span text:style-name="T142">變化，</text:span>微<text:span text:style-name="T17">觀個體 &gt; 古典個體 &gt; </text:span><text:span text:style-name="T149">宏觀</text:span>個體。</text:p>
                </text:list-item>
              </text:list>
            </text:list-item>
          </text:list>
        </text:list-item>
        <text:list-item>
          <text:p text:style-name="P291"><text:bookmark-start text:name="時間、空間"/>時間、空間<text:bookmark-end text:name="時間、空間"/></text:p>
          <text:list>
            <text:list-item>
              <text:p text:style-name="P198">時間、空間。</text:p>
              <text:list>
                <text:list-item>
                  <text:p text:style-name="P292">時間<text:span text:style-name="T139"> </text:span><text:span text:style-name="T95">↔</text:span><text:span text:style-name="T140"> 變化</text:span><text:span text:style-name="T100">、個體</text:span><text:span text:style-name="T105">的變化</text:span>。</text:p>
                </text:list-item>
                <text:list-item>
                  <text:p text:style-name="P293">空間<text:span text:style-name="T139"> </text:span><text:span text:style-name="T95">↔</text:span><text:span text:style-name="T140"> 存在</text:span><text:span text:style-name="T100">、個體</text:span><text:span text:style-name="T105">的存在</text:span><text:span text:style-name="T100">、個體</text:span>。</text:p>
                </text:list-item>
              </text:list>
            </text:list-item>
            <text:list-item>
              <text:p text:style-name="P201">時間、空間。</text:p>
              <text:list>
                <text:list-item>
                  <text:p text:style-name="P201">時間<text:span text:style-name="T139"> </text:span><text:span text:style-name="T95">↔</text:span><text:span text:style-name="T140"> </text:span>波、連綿不斷的個體。</text:p>
                </text:list-item>
                <text:list-item>
                  <text:p text:style-name="P201">空間<text:span text:style-name="T139"> </text:span><text:span text:style-name="T95">↔</text:span><text:span text:style-name="T140"> </text:span>粒子、多個粒子（組成的 個體）。</text:p>
                  <text:list>
                    <text:list-item>
                      <text:p text:style-name="P272">（波、粒子 的 相關描述在 <text:span text:style-name="T107">世界學</text:span> 文件群的 <text:span text:style-name="T107">波、粒子</text:span>）</text:p>
                    </text:list-item>
                  </text:list>
                </text:list-item>
              </text:list>
            </text:list-item>
            <text:list-item>
              <text:p text:style-name="P199">時間、空間。</text:p>
              <text:list>
                <text:list-item>
                  <text:p text:style-name="P199">明顯例子，某一特定個體 有機率 看不到、感測不<text:span text:style-name="T17">到（時間）</text:span><text:span text:style-name="T147">1世紀之後的 </text:span><text:span text:style-name="T154">景象</text:span>。</text:p>
                  <text:list>
                    <text:list-item>
                      <text:p text:style-name="P199">某一特定遙視個體 有機率 看得到、感測得到（下游的）其他<text:span text:style-name="T15">&lt;?3&gt;</text:span>個體。</text:p>
                    </text:list-item>
                    <text:list-item>
                      <text:p text:style-name="P200">某一特定遙視個體 有機率 看得到、感測得到（等效於）<text:span text:style-name="T15">&lt;_?3_&gt;</text:span>個體 <text:span text:style-name="T147">1世紀之後的 </text:span><text:span text:style-name="T154">景象</text:span>。</text:p>
                    </text:list-item>
                  </text:list>
                </text:list-item>
                <text:list-item>
                  <text:p text:style-name="P199">明顯例子，某一特定個體 有機率 看得到、感測得<text:span text:style-name="T17">到（空間）</text:span><text:span text:style-name="T147">1公尺之後的 </text:span><text:span text:style-name="T154">景象</text:span>。</text:p>
                </text:list-item>
              </text:list>
            </text:list-item>
            <text:list-item>
              <text:p text:style-name="P199">時間 相依於 密度。</text:p>
              <text:list>
                <text:list-item>
                  <text:p text:style-name="P199">密度 越高，時間 越慢。</text:p>
                </text:list-item>
                <text:list-item>
                  <text:p text:style-name="P199">明顯例子，時間 相依於 空間節點密度。</text:p>
                </text:list-item>
                <text:list-item>
                  <text:p text:style-name="P199">明顯例子，假定，空間 蘊含 某一特定個體。</text:p>
                  <text:list>
                    <text:list-item>
                      <text:p text:style-name="P199">假定，空間 密度 增加。</text:p>
                      <text:list>
                        <text:list-item>
                          <text:p text:style-name="P199">空間的 變化、時間、密度的增加速度 變慢。</text:p>
                        </text:list-item>
                        <text:list-item>
                          <text:p text:style-name="P199">該個體的 變化、時間 變慢。</text:p>
                        </text:list-item>
                        <text:list-item>
                          <text:p text:style-name="P199">該個體 折射。</text:p>
                        </text:list-item>
                        <text:list-item>
                          <text:p text:style-name="P199">空間、該個體 紫移。</text:p>
                        </text:list-item>
                      </text:list>
                    </text:list-item>
                    <text:list-item>
                      <text:p text:style-name="P199">假定，該個體 從 低密度的空間 進入 高密度的空間。</text:p>
                      <text:list>
                        <text:list-item>
                          <text:p text:style-name="P222">該個體（在 前進方向）的 變化、時間、進入速度 變慢。</text:p>
                          <text:list>
                            <text:list-item>
                              <text:p text:style-name="P199">已知，宗速 是 最高速度、最低速度、唯一速度。</text:p>
                              <text:list>
                                <text:list-item>
                                  <text:p text:style-name="P273">（宗速 的 相關描述在 <text:span text:style-name="T107">世界學</text:span> 文件群的 <text:span text:style-name="T107">宗速</text:span>）</text:p>
                                </text:list-item>
                                <text:list-item>
                                  <text:p text:style-name="P199">該個體的 其他方向的速度 變快。</text:p>
                                  <text:list>
                                    <text:list-item>
                                      <text:p text:style-name="P199">抽象例子，氣球。</text:p>
                                      <text:list>
                                        <text:list-item>
                                          <text:p text:style-name="P199">前後方向 擠壓 氣球。</text:p>
                                        </text:list-item>
                                        <text:list-item>
                                          <text:p text:style-name="P199">氣球 從 其他方向 膨脹。</text:p>
                                          <text:list>
                                            <text:list-item>
                                              <text:p text:style-name="P199">其他方向 的 明顯例子，上下方向、左右方向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9">該個體 折射。</text:p>
                        </text:list-item>
                        <text:list-item>
                          <text:p text:style-name="P199">該個體 紫移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9">假定，空間 是<text:span text:style-name="T17"> </text:span><text:span text:style-name="T148">n</text:span><text:span text:style-name="T157">維個體。</text:span></text:p>
              <text:list>
                <text:list-item>
                  <text:p text:style-name="P221">時間 是 <text:span text:style-name="T148">n</text:span><text:span text:style-name="T157">維個體（以下）。</text:span></text:p>
                </text:list-item>
                <text:list-item>
                  <text:p text:style-name="P218">假定，空間 蘊含<text:span text:style-name="T17"> 某一特定</text:span><text:span text:style-name="T158">個體。</text:span></text:p>
                  <text:list>
                    <text:list-item>
                      <text:p text:style-name="P257"><text:span text:style-name="T17">假定，該個體 是 </text:span><text:span text:style-name="T148">m</text:span>維個體、<text:span text:style-name="T148">m</text:span>維存在<text:span text:style-name="T17">。</text:span></text:p>
                      <text:list>
                        <text:list-item>
                          <text:p text:style-name="P259"><text:span text:style-name="T17">n </text:span><text:span text:style-name="T71">≥</text:span><text:span text:style-name="T17"> m。</text:span></text:p>
                        </text:list-item>
                        <text:list-item>
                          <text:p text:style-name="P256"><text:span text:style-name="T17">該</text:span>個體的 時間、變化 是 <text:span text:style-name="T148">m</text:span>維個體（以下）。</text:p>
                          <text:list>
                            <text:list-item>
                              <text:p text:style-name="P258"><text:span text:style-name="T17">（基於、根基是 該</text:span>個體 的）時間、變化 是 <text:span text:style-name="T148">m</text:span>維個體（以下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18"><text:bookmark-start text:name="宗速"/>宗速<text:bookmark-end text:name="宗速"/></text:p>
          <text:list>
            <text:list-item>
              <text:p text:style-name="P274">（宗速 的 相關描述在 <text:span text:style-name="T107">新生之書</text:span>的 <text:span text:style-name="T107">能量、儲量</text:span> 文件群的 <text:span text:style-name="T107">宗速</text:span>）</text:p>
            </text:list-item>
            <text:list-item>
              <text:p text:style-name="P220">明顯例子，假定，第一個個體 蘊含 第二個個體。</text:p>
              <text:list>
                <text:list-item>
                  <text:p text:style-name="P220">假定，當下、某一特定時間座標，第二個個體 在 某一特定空間座標。</text:p>
                </text:list-item>
                <text:list-item>
                  <text:p text:style-name="P219">第二個個體的 速度 是 宗速。</text:p>
                  <text:list>
                    <text:list-item>
                      <text:p text:style-name="P223">宗速 相依於 第一個個體、第二個個體 的 材料特性。</text:p>
                      <text:list>
                        <text:list-item>
                          <text:p text:style-name="P219">宗速 是 第一個個體的 傳遞（第二個個體的）速度。</text:p>
                        </text:list-item>
                        <text:list-item>
                          <text:p text:style-name="P219">宗速 是 第二個個體的 變化速度。</text:p>
                        </text:list-item>
                        <text:list-item>
                          <text:p text:style-name="P219">宗速 是（該空間座標、該時間座標 的）最高速度、最低速度、唯一速度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" svg:font-family="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1T16:33:33.763000000</dc:date>
    <meta:editing-duration>P23DT3H37M50S</meta:editing-duration>
    <meta:editing-cycles>17777</meta:editing-cycles>
    <meta:document-statistic meta:table-count="0" meta:image-count="0" meta:object-count="0" meta:page-count="1" meta:paragraph-count="607" meta:word-count="12921" meta:character-count="15645" meta:non-whitespace-character-count="13960"/>
  </office:meta>
</office:document-meta>
</file>